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P3" style:family="paragraph" style:parent-style-name="Standard">
      <style:paragraph-properties fo:text-align="justify" fo:break-before="auto" fo:line-height="115%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T3_27" style:family="text"/>
    <style:style style:name="T3_28" style:family="text">
      <style:text-properties fo:color="#1155cc" style:text-underline-style="solid" style:text-underline-color="font-color"/>
    </style:style>
    <style:style style:name="T3_29" style:family="text"/>
    <style:style style:name="T3_30" style:family="text">
      <style:text-properties fo:color="#1155cc" style:text-underline-style="solid" style:text-underline-color="font-color"/>
    </style:style>
    <style:style style:name="T3_31" style:family="text"/>
    <style:style style:name="T3_32" style:family="text">
      <style:text-properties fo:color="#1155cc" style:text-underline-style="solid" style:text-underline-color="font-color"/>
    </style:style>
    <style:style style:name="T3_33" style:family="text"/>
    <style:style style:name="T3_34" style:family="text">
      <style:text-properties fo:color="#1155cc" style:text-underline-style="solid" style:text-underline-color="font-color"/>
    </style:style>
    <style:style style:name="T3_35" style:family="text"/>
    <style:style style:name="T3_36" style:family="text">
      <style:text-properties fo:color="#1155cc" style:text-underline-style="solid" style:text-underline-color="font-color"/>
    </style:style>
    <style:style style:name="T3_37" style:family="text"/>
    <style:style style:name="T3_38" style:family="text">
      <style:text-properties fo:color="#1155cc" style:text-underline-style="solid" style:text-underline-color="font-color"/>
    </style:style>
    <style:style style:name="T3_39" style:family="text"/>
    <style:style style:name="T3_40" style:family="text">
      <style:text-properties fo:color="#1155cc" style:text-underline-style="solid" style:text-underline-color="font-color"/>
    </style:style>
    <style:style style:name="T3_41" style:family="text"/>
    <style:style style:name="T3_42" style:family="text">
      <style:text-properties fo:color="#1155cc" style:text-underline-style="solid" style:text-underline-color="font-color"/>
    </style:style>
    <style:style style:name="T3_43" style:family="text"/>
    <style:style style:name="T3_44" style:family="text">
      <style:text-properties fo:color="#1155cc" style:text-underline-style="solid" style:text-underline-color="font-color"/>
    </style:style>
    <style:style style:name="T3_45" style:family="text"/>
    <style:style style:name="T3_46" style:family="text">
      <style:text-properties fo:color="#1155cc" style:text-underline-style="solid" style:text-underline-color="font-color"/>
    </style:style>
    <style:style style:name="T3_47" style:family="text"/>
    <style:style style:name="T3_48" style:family="text">
      <style:text-properties fo:color="#1155cc" style:text-underline-style="solid" style:text-underline-color="font-color"/>
    </style:style>
    <style:style style:name="T3_49" style:family="text"/>
    <style:style style:name="T3_50" style:family="text">
      <style:text-properties fo:color="#1155cc" style:text-underline-style="solid" style:text-underline-color="font-color"/>
    </style:style>
    <style:style style:name="T3_51" style:family="text"/>
    <style:style style:name="T3_52" style:family="text">
      <style:text-properties fo:color="#1155cc" style:text-underline-style="solid" style:text-underline-color="font-color"/>
    </style:style>
    <style:style style:name="T3_53" style:family="text"/>
    <style:style style:name="T3_54" style:family="text">
      <style:text-properties fo:color="#1155cc" style:text-underline-style="solid" style:text-underline-color="font-color"/>
    </style:style>
    <style:style style:name="T3_55" style:family="text"/>
    <style:style style:name="T3_56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P5" style:family="paragraph" style:parent-style-name="Standard">
      <style:paragraph-properties fo:text-align="justify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P6" style:family="paragraph" style:parent-style-name="Standard">
      <style:paragraph-properties fo:text-align="justify"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T8_55" style:family="text"/>
    <style:style style:name="T8_56" style:family="text"/>
    <style:style style:name="T8_57" style:family="text"/>
    <style:style style:name="T8_58" style:family="text"/>
    <style:style style:name="T8_59" style:family="text"/>
    <style:style style:name="T8_60" style:family="text"/>
    <style:style style:name="T8_61" style:family="text"/>
    <style:style style:name="T8_62" style:family="text"/>
    <style:style style:name="T8_63" style:family="text"/>
    <style:style style:name="T8_64" style:family="text"/>
    <style:style style:name="T8_65" style:family="text"/>
    <style:style style:name="T8_66" style:family="text"/>
    <style:style style:name="T8_67" style:family="text"/>
    <style:style style:name="T8_68" style:family="text"/>
    <style:style style:name="T8_69" style:family="text"/>
    <style:style style:name="T8_70" style:family="text"/>
    <style:style style:name="T8_71" style:family="text"/>
    <style:style style:name="T8_72" style:family="text"/>
    <style:style style:name="T8_73" style:family="text"/>
    <style:style style:name="T8_74" style:family="text"/>
    <style:style style:name="T8_75" style:family="text"/>
    <style:style style:name="T8_76" style:family="text"/>
    <style:style style:name="T8_77" style:family="text"/>
    <style:style style:name="T8_78" style:family="text"/>
    <style:style style:name="T8_79" style:family="text"/>
    <style:style style:name="T8_80" style:family="text"/>
    <style:style style:name="T8_81" style:family="text"/>
    <style:style style:name="T8_82" style:family="text"/>
    <style:style style:name="T8_83" style:family="text"/>
    <style:style style:name="T8_84" style:family="text"/>
    <style:style style:name="T8_85" style:family="text"/>
    <style:style style:name="T8_86" style:family="text"/>
    <style:style style:name="T8_87" style:family="text"/>
    <style:style style:name="T8_88" style:family="text"/>
    <style:style style:name="T8_89" style:family="text"/>
    <style:style style:name="T8_90" style:family="text"/>
    <style:style style:name="T8_91" style:family="text"/>
    <style:style style:name="T8_92" style:family="text"/>
    <style:style style:name="T8_93" style:family="text"/>
    <style:style style:name="T8_94" style:family="text"/>
    <style:style style:name="T8_95" style:family="text"/>
    <style:style style:name="T8_96" style:family="text"/>
    <style:style style:name="T8_97" style:family="text"/>
    <style:style style:name="T8_98" style:family="text"/>
    <style:style style:name="T8_99" style:family="text"/>
    <style:style style:name="T8_100" style:family="text"/>
    <style:style style:name="T8_101" style:family="text"/>
    <style:style style:name="T8_102" style:family="text"/>
    <style:style style:name="T8_103" style:family="text"/>
    <style:style style:name="P9" style:family="paragraph" style:parent-style-name="Standard">
      <style:paragraph-properties fo:text-align="justify"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P10" style:family="paragraph" style:parent-style-name="Standard">
      <style:paragraph-properties fo:text-align="justify"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P11" style:family="paragraph" style:parent-style-name="Standard">
      <style:paragraph-properties fo:text-align="justify" fo:break-before="auto" fo:line-height="115%" style:writing-mode="lr-tb"/>
    </style:style>
    <style:style style:name="P12" style:family="paragraph" style:parent-style-name="Standard">
      <style:paragraph-properties fo:text-align="justify" fo:break-before="auto" fo:text-indent="1.235cm" fo:line-height="115%" style:writing-mode="lr-tb"/>
    </style:style>
    <style:style style:name="T12_1" style:family="text" style:parent-style-name="Standard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P15" style:family="paragraph" style:parent-style-name="Standard">
      <style:paragraph-properties fo:text-align="justify" fo:break-before="auto" fo:text-indent="1.235cm" fo:line-height="115%" style:writing-mode="lr-tb"/>
    </style:style>
    <style:style style:name="T15_1" style:family="text" style:parent-style-name="Standard"/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T16_135" style:family="text"/>
    <style:style style:name="T16_136" style:family="text"/>
    <style:style style:name="T16_137" style:family="text"/>
    <style:style style:name="T16_138" style:family="text"/>
    <style:style style:name="T16_139" style:family="text"/>
    <style:style style:name="T16_140" style:family="text"/>
    <style:style style:name="T16_141" style:family="text"/>
    <style:style style:name="T16_142" style:family="text"/>
    <style:style style:name="T16_143" style:family="text"/>
    <style:style style:name="T16_144" style:family="text"/>
    <style:style style:name="T16_145" style:family="text"/>
    <style:style style:name="T16_146" style:family="text"/>
    <style:style style:name="T16_147" style:family="text"/>
    <style:style style:name="T16_148" style:family="text"/>
    <style:style style:name="T16_149" style:family="text"/>
    <style:style style:name="T16_150" style:family="text"/>
    <style:style style:name="T16_151" style:family="text"/>
    <style:style style:name="T16_152" style:family="text"/>
    <style:style style:name="T16_153" style:family="text"/>
    <style:style style:name="T16_154" style:family="text"/>
    <style:style style:name="T16_155" style:family="text"/>
    <style:style style:name="P17" style:family="paragraph" style:parent-style-name="Standard">
      <style:paragraph-properties fo:text-align="justify" fo:break-before="auto" fo:text-indent="1.235cm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 style:parent-style-name="Standard"/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P20" style:family="paragraph" style:parent-style-name="Standard">
      <style:paragraph-properties fo:text-align="justify" fo:break-before="auto" fo:line-height="115%" style:writing-mode="lr-tb"/>
    </style:style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T21_71" style:family="text"/>
    <style:style style:name="T21_72" style:family="text"/>
    <style:style style:name="T21_73" style:family="text"/>
    <style:style style:name="T21_74" style:family="text"/>
    <style:style style:name="T21_75" style:family="text"/>
    <style:style style:name="T21_76" style:family="text"/>
    <style:style style:name="T21_77" style:family="text"/>
    <style:style style:name="T21_78" style:family="text"/>
    <style:style style:name="T21_79" style:family="text"/>
    <style:style style:name="T21_80" style:family="text"/>
    <style:style style:name="T21_81" style:family="text"/>
    <style:style style:name="T21_82" style:family="text"/>
    <style:style style:name="T21_83" style:family="text"/>
    <style:style style:name="T21_84" style:family="text"/>
    <style:style style:name="T21_85" style:family="text"/>
    <style:style style:name="T21_86" style:family="text"/>
    <style:style style:name="P22" style:family="paragraph" style:parent-style-name="Standard">
      <style:paragraph-properties fo:text-align="justify" fo:break-before="auto" fo:text-indent="1.235cm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P23" style:family="paragraph" style:parent-style-name="Standard">
      <style:paragraph-properties fo:text-align="justify" fo:break-before="auto" fo:text-indent="1.235cm" fo:line-height="115%" style:writing-mode="lr-tb"/>
    </style:style>
    <style:style style:name="P24" style:family="paragraph" style:parent-style-name="Standard">
      <style:paragraph-properties fo:text-align="justify" fo:break-before="auto" fo:text-indent="1.235cm" fo:line-height="115%" style:writing-mode="lr-tb"/>
    </style:style>
    <style:style style:name="T24_1" style:family="text"/>
    <style:style style:name="T24_2" style:family="text" style:parent-style-name="Standard"/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T25_103" style:family="text"/>
    <style:style style:name="T25_104" style:family="text"/>
    <style:style style:name="T25_105" style:family="text"/>
    <style:style style:name="T25_106" style:family="text"/>
    <style:style style:name="T25_107" style:family="text"/>
    <style:style style:name="T25_108" style:family="text"/>
    <style:style style:name="T25_109" style:family="text"/>
    <style:style style:name="T25_110" style:family="text"/>
    <style:style style:name="T25_111" style:family="text"/>
    <style:style style:name="T25_112" style:family="text"/>
    <style:style style:name="T25_113" style:family="text"/>
    <style:style style:name="T25_114" style:family="text"/>
    <style:style style:name="T25_115" style:family="text"/>
    <style:style style:name="T25_116" style:family="text"/>
    <style:style style:name="T25_117" style:family="text"/>
    <style:style style:name="T25_118" style:family="text"/>
    <style:style style:name="T25_119" style:family="text"/>
    <style:style style:name="T25_120" style:family="text"/>
    <style:style style:name="T25_121" style:family="text"/>
    <style:style style:name="T25_122" style:family="text"/>
    <style:style style:name="T25_123" style:family="text"/>
    <style:style style:name="T25_124" style:family="text"/>
    <style:style style:name="T25_125" style:family="text"/>
    <style:style style:name="T25_126" style:family="text"/>
    <style:style style:name="T25_127" style:family="text"/>
    <style:style style:name="T25_128" style:family="text"/>
    <style:style style:name="T25_129" style:family="text"/>
    <style:style style:name="T25_130" style:family="text"/>
    <style:style style:name="T25_131" style:family="text"/>
    <style:style style:name="T25_132" style:family="text"/>
    <style:style style:name="T25_133" style:family="text"/>
    <style:style style:name="T25_134" style:family="text"/>
    <style:style style:name="T25_135" style:family="text"/>
    <style:style style:name="T25_136" style:family="text"/>
    <style:style style:name="T25_137" style:family="text"/>
    <style:style style:name="T25_138" style:family="text"/>
    <style:style style:name="T25_139" style:family="text"/>
    <style:style style:name="T25_140" style:family="text"/>
    <style:style style:name="T25_141" style:family="text"/>
    <style:style style:name="T25_142" style:family="text"/>
    <style:style style:name="T25_143" style:family="text"/>
    <style:style style:name="T25_144" style:family="text"/>
    <style:style style:name="T25_145" style:family="text"/>
    <style:style style:name="T25_146" style:family="text"/>
    <style:style style:name="T25_147" style:family="text"/>
    <style:style style:name="T25_148" style:family="text"/>
    <style:style style:name="T25_149" style:family="text"/>
    <style:style style:name="T25_150" style:family="text"/>
    <style:style style:name="T25_151" style:family="text"/>
    <style:style style:name="T25_152" style:family="text"/>
    <style:style style:name="T25_153" style:family="text"/>
    <style:style style:name="T25_154" style:family="text"/>
    <style:style style:name="T25_155" style:family="text"/>
    <style:style style:name="T25_156" style:family="text"/>
    <style:style style:name="T25_157" style:family="text"/>
    <style:style style:name="T25_158" style:family="text"/>
    <style:style style:name="T25_159" style:family="text"/>
    <style:style style:name="T25_160" style:family="text"/>
    <style:style style:name="T25_161" style:family="text"/>
    <style:style style:name="T25_162" style:family="text"/>
    <style:style style:name="T25_163" style:family="text"/>
    <style:style style:name="T25_164" style:family="text"/>
    <style:style style:name="T25_165" style:family="text"/>
    <style:style style:name="T25_166" style:family="text"/>
    <style:style style:name="T25_167" style:family="text"/>
    <style:style style:name="T25_168" style:family="text"/>
    <style:style style:name="T25_169" style:family="text"/>
    <style:style style:name="T25_170" style:family="text"/>
    <style:style style:name="T25_171" style:family="text"/>
    <style:style style:name="T25_172" style:family="text"/>
    <style:style style:name="T25_173" style:family="text"/>
    <style:style style:name="T25_174" style:family="text"/>
    <style:style style:name="T25_175" style:family="text"/>
    <style:style style:name="T25_176" style:family="text"/>
    <style:style style:name="T25_177" style:family="text"/>
    <style:style style:name="T25_178" style:family="text"/>
    <style:style style:name="T25_179" style:family="text"/>
    <style:style style:name="T25_180" style:family="text"/>
    <style:style style:name="T25_181" style:family="text"/>
    <style:style style:name="T25_182" style:family="text"/>
    <style:style style:name="T25_183" style:family="text"/>
    <style:style style:name="T25_184" style:family="text"/>
    <style:style style:name="T25_185" style:family="text"/>
    <style:style style:name="T25_186" style:family="text"/>
    <style:style style:name="T25_187" style:family="text"/>
    <style:style style:name="T25_188" style:family="text"/>
    <style:style style:name="T25_189" style:family="text"/>
    <style:style style:name="T25_190" style:family="text"/>
    <style:style style:name="T25_191" style:family="text"/>
    <style:style style:name="T25_192" style:family="text"/>
    <style:style style:name="T25_193" style:family="text"/>
    <style:style style:name="T25_194" style:family="text"/>
    <style:style style:name="T25_195" style:family="text"/>
    <style:style style:name="T25_196" style:family="text"/>
    <style:style style:name="T25_197" style:family="text"/>
    <style:style style:name="T25_198" style:family="text"/>
    <style:style style:name="T25_199" style:family="text"/>
    <style:style style:name="T25_200" style:family="text"/>
    <style:style style:name="T25_201" style:family="text"/>
    <style:style style:name="T25_202" style:family="text"/>
    <style:style style:name="T25_203" style:family="text"/>
    <style:style style:name="P26" style:family="paragraph" style:parent-style-name="Standard">
      <style:paragraph-properties fo:text-align="justify" fo:break-before="auto" fo:text-indent="1.235cm" fo:line-height="115%" style:writing-mode="lr-tb"/>
    </style:style>
    <style:style style:name="T26_1" style:family="text" style:parent-style-name="Standard"/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P28" style:family="paragraph" style:parent-style-name="Standard">
      <style:paragraph-properties fo:text-align="justify" fo:break-before="auto" fo:text-indent="1.235cm" fo:line-height="115%" style:writing-mode="lr-tb"/>
    </style:style>
    <style:style style:name="P29" style:family="paragraph" style:parent-style-name="Standard">
      <style:paragraph-properties fo:text-align="justify" fo:break-before="auto" fo:text-indent="1.235cm" fo:line-height="115%" style:writing-mode="lr-tb"/>
    </style:style>
    <style:style style:name="P30" style:family="paragraph" style:parent-style-name="Standard">
      <style:paragraph-properties fo:text-align="justify" fo:break-before="auto" fo:text-indent="1.235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SPIDIvonMARDER</text:span></text:p>
      <text:p text:style-name="P2"><text:span text:style-name="T2_1">Relacja</text:span></text:p>
      <text:p text:style-name="P3"><text:span text:style-name="T3_1"><text:a xlink:type="simple" xlink:href="https://drive.google.com/file/d/0Byh5JvDpwTWdTF84bFVqMTJ1b0k/view?usp=sharing"><text:span text:style-name="T3_2">https</text:span></text:a></text:span><text:span text:style-name="T3_3"><text:a xlink:type="simple" xlink:href="https://drive.google.com/file/d/0Byh5JvDpwTWdTF84bFVqMTJ1b0k/view?usp=sharing"><text:span text:style-name="T3_4">://</text:span></text:a></text:span><text:span text:style-name="T3_5"><text:a xlink:type="simple" xlink:href="https://drive.google.com/file/d/0Byh5JvDpwTWdTF84bFVqMTJ1b0k/view?usp=sharing"><text:span text:style-name="T3_6">drive</text:span></text:a></text:span><text:span text:style-name="T3_7"><text:a xlink:type="simple" xlink:href="https://drive.google.com/file/d/0Byh5JvDpwTWdTF84bFVqMTJ1b0k/view?usp=sharing"><text:span text:style-name="T3_8">.</text:span></text:a></text:span><text:span text:style-name="T3_9"><text:a xlink:type="simple" xlink:href="https://drive.google.com/file/d/0Byh5JvDpwTWdTF84bFVqMTJ1b0k/view?usp=sharing"><text:span text:style-name="T3_10">google</text:span></text:a></text:span><text:span text:style-name="T3_11"><text:a xlink:type="simple" xlink:href="https://drive.google.com/file/d/0Byh5JvDpwTWdTF84bFVqMTJ1b0k/view?usp=sharing"><text:span text:style-name="T3_12">.</text:span></text:a></text:span><text:span text:style-name="T3_13"><text:a xlink:type="simple" xlink:href="https://drive.google.com/file/d/0Byh5JvDpwTWdTF84bFVqMTJ1b0k/view?usp=sharing"><text:span text:style-name="T3_14">com</text:span></text:a></text:span><text:span text:style-name="T3_15"><text:a xlink:type="simple" xlink:href="https://drive.google.com/file/d/0Byh5JvDpwTWdTF84bFVqMTJ1b0k/view?usp=sharing"><text:span text:style-name="T3_16">/</text:span></text:a></text:span><text:span text:style-name="T3_17"><text:a xlink:type="simple" xlink:href="https://drive.google.com/file/d/0Byh5JvDpwTWdTF84bFVqMTJ1b0k/view?usp=sharing"><text:span text:style-name="T3_18">file</text:span></text:a></text:span><text:span text:style-name="T3_19"><text:a xlink:type="simple" xlink:href="https://drive.google.com/file/d/0Byh5JvDpwTWdTF84bFVqMTJ1b0k/view?usp=sharing"><text:span text:style-name="T3_20">/</text:span></text:a></text:span><text:span text:style-name="T3_21"><text:a xlink:type="simple" xlink:href="https://drive.google.com/file/d/0Byh5JvDpwTWdTF84bFVqMTJ1b0k/view?usp=sharing"><text:span text:style-name="T3_22">d</text:span></text:a></text:span><text:span text:style-name="T3_23"><text:a xlink:type="simple" xlink:href="https://drive.google.com/file/d/0Byh5JvDpwTWdTF84bFVqMTJ1b0k/view?usp=sharing"><text:span text:style-name="T3_24">/0</text:span></text:a></text:span><text:span text:style-name="T3_25"><text:a xlink:type="simple" xlink:href="https://drive.google.com/file/d/0Byh5JvDpwTWdTF84bFVqMTJ1b0k/view?usp=sharing"><text:span text:style-name="T3_26">Byh</text:span></text:a></text:span><text:span text:style-name="T3_27"><text:a xlink:type="simple" xlink:href="https://drive.google.com/file/d/0Byh5JvDpwTWdTF84bFVqMTJ1b0k/view?usp=sharing"><text:span text:style-name="T3_28">5</text:span></text:a></text:span><text:span text:style-name="T3_29"><text:a xlink:type="simple" xlink:href="https://drive.google.com/file/d/0Byh5JvDpwTWdTF84bFVqMTJ1b0k/view?usp=sharing"><text:span text:style-name="T3_30">JvDpwTWdTF</text:span></text:a></text:span><text:span text:style-name="T3_31"><text:a xlink:type="simple" xlink:href="https://drive.google.com/file/d/0Byh5JvDpwTWdTF84bFVqMTJ1b0k/view?usp=sharing"><text:span text:style-name="T3_32">84</text:span></text:a></text:span><text:span text:style-name="T3_33"><text:a xlink:type="simple" xlink:href="https://drive.google.com/file/d/0Byh5JvDpwTWdTF84bFVqMTJ1b0k/view?usp=sharing"><text:span text:style-name="T3_34">bFVqMTJ</text:span></text:a></text:span><text:span text:style-name="T3_35"><text:a xlink:type="simple" xlink:href="https://drive.google.com/file/d/0Byh5JvDpwTWdTF84bFVqMTJ1b0k/view?usp=sharing"><text:span text:style-name="T3_36">1</text:span></text:a></text:span><text:span text:style-name="T3_37"><text:a xlink:type="simple" xlink:href="https://drive.google.com/file/d/0Byh5JvDpwTWdTF84bFVqMTJ1b0k/view?usp=sharing"><text:span text:style-name="T3_38">b</text:span></text:a></text:span><text:span text:style-name="T3_39"><text:a xlink:type="simple" xlink:href="https://drive.google.com/file/d/0Byh5JvDpwTWdTF84bFVqMTJ1b0k/view?usp=sharing"><text:span text:style-name="T3_40">0</text:span></text:a></text:span><text:span text:style-name="T3_41"><text:a xlink:type="simple" xlink:href="https://drive.google.com/file/d/0Byh5JvDpwTWdTF84bFVqMTJ1b0k/view?usp=sharing"><text:span text:style-name="T3_42">k</text:span></text:a></text:span><text:span text:style-name="T3_43"><text:a xlink:type="simple" xlink:href="https://drive.google.com/file/d/0Byh5JvDpwTWdTF84bFVqMTJ1b0k/view?usp=sharing"><text:span text:style-name="T3_44">/</text:span></text:a></text:span><text:span text:style-name="T3_45"><text:a xlink:type="simple" xlink:href="https://drive.google.com/file/d/0Byh5JvDpwTWdTF84bFVqMTJ1b0k/view?usp=sharing"><text:span text:style-name="T3_46">view</text:span></text:a></text:span><text:span text:style-name="T3_47"><text:a xlink:type="simple" xlink:href="https://drive.google.com/file/d/0Byh5JvDpwTWdTF84bFVqMTJ1b0k/view?usp=sharing"><text:span text:style-name="T3_48">?</text:span></text:a></text:span><text:span text:style-name="T3_49"><text:a xlink:type="simple" xlink:href="https://drive.google.com/file/d/0Byh5JvDpwTWdTF84bFVqMTJ1b0k/view?usp=sharing"><text:span text:style-name="T3_50">usp</text:span></text:a></text:span><text:span text:style-name="T3_51"><text:a xlink:type="simple" xlink:href="https://drive.google.com/file/d/0Byh5JvDpwTWdTF84bFVqMTJ1b0k/view?usp=sharing"><text:span text:style-name="T3_52">=</text:span></text:a></text:span><text:span text:style-name="T3_53"><text:a xlink:type="simple" xlink:href="https://drive.google.com/file/d/0Byh5JvDpwTWdTF84bFVqMTJ1b0k/view?usp=sharing"><text:span text:style-name="T3_54">sharing</text:span></text:a></text:span><text:span text:style-name="T3_55"><text:s/></text:span><text:span text:style-name="T3_56">zdjęcia</text:span></text:p>
      <text:p text:style-name="P4"><text:span text:style-name="T4_1"><text:s/></text:span></text:p>
      <text:p text:style-name="P5"><text:span text:style-name="T5_1">Zespół</text:span><text:span text:style-name="T5_2"><text:s/></text:span><text:span text:style-name="T5_3">Przewalski</text:span><text:span text:style-name="T5_4">’</text:span><text:span text:style-name="T5_5">s</text:span><text:span text:style-name="T5_6"><text:s/></text:span><text:span text:style-name="T5_7">Ponies</text:span><text:span text:style-name="T5_8"><text:s/></text:span><text:span text:style-name="T5_9">już</text:span><text:span text:style-name="T5_10"><text:s/></text:span><text:span text:style-name="T5_11">drugi</text:span><text:span text:style-name="T5_12"><text:s/></text:span><text:span text:style-name="T5_13">raz</text:span><text:span text:style-name="T5_14"><text:s/></text:span><text:span text:style-name="T5_15">gościł</text:span><text:span text:style-name="T5_16"><text:s/></text:span><text:span text:style-name="T5_17">w</text:span><text:span text:style-name="T5_18"><text:s/></text:span><text:span text:style-name="T5_19">Polsce</text:span><text:span text:style-name="T5_20">.<text:s/></text:span><text:span text:style-name="T5_21">Tym</text:span><text:span text:style-name="T5_22"><text:s/></text:span><text:span text:style-name="T5_23">razem</text:span><text:span text:style-name="T5_24">,<text:s/></text:span><text:span text:style-name="T5_25">niestety</text:span><text:span text:style-name="T5_26">,<text:s/></text:span><text:span text:style-name="T5_27">tylko</text:span><text:span text:style-name="T5_28"><text:s/></text:span><text:span text:style-name="T5_29">Tribrony</text:span><text:span text:style-name="T5_30"><text:s/></text:span><text:span text:style-name="T5_31">zdołało</text:span><text:span text:style-name="T5_32"><text:s/></text:span><text:span text:style-name="T5_33">zorganizować</text:span><text:span text:style-name="T5_34"><text:s/></text:span><text:span text:style-name="T5_35">show</text:span><text:span text:style-name="T5_36">,<text:s/></text:span><text:span text:style-name="T5_37">które</text:span><text:span text:style-name="T5_38"><text:s/></text:span><text:span text:style-name="T5_39">odbyło</text:span><text:span text:style-name="T5_40"><text:s/></text:span><text:span text:style-name="T5_41">się</text:span><text:span text:style-name="T5_42"><text:s/></text:span><text:span text:style-name="T5_43">w</text:span><text:span text:style-name="T5_44"><text:s/></text:span><text:span text:style-name="T5_45">Gdańsku</text:span><text:span text:style-name="T5_46">,<text:s/></text:span><text:span text:style-name="T5_47">w</text:span><text:span text:style-name="T5_48"><text:s/></text:span><text:span text:style-name="T5_49">klubie</text:span><text:span text:style-name="T5_50"><text:s/>„</text:span><text:span text:style-name="T5_51">X</text:span><text:span text:style-name="T5_52"><text:s/></text:span><text:span text:style-name="T5_53">Kwadrat</text:span><text:span text:style-name="T5_54">”<text:s/></text:span><text:span text:style-name="T5_55">w</text:span><text:span text:style-name="T5_56"><text:s/></text:span><text:span text:style-name="T5_57">Oliwie</text:span><text:span text:style-name="T5_58">.<text:s/></text:span><text:span text:style-name="T5_59">Tam</text:span><text:span text:style-name="T5_60">,<text:s/></text:span><text:span text:style-name="T5_61">gdzie</text:span><text:span text:style-name="T5_62"><text:s/></text:span><text:span text:style-name="T5_63">rok</text:span><text:span text:style-name="T5_64"><text:s/></text:span><text:span text:style-name="T5_65">temu</text:span><text:span text:style-name="T5_66">.<text:s/></text:span><text:span text:style-name="T5_67">Rosjanie</text:span><text:span text:style-name="T5_68"><text:s/></text:span><text:span text:style-name="T5_69">przyjechali</text:span><text:span text:style-name="T5_70"><text:s/></text:span><text:span text:style-name="T5_71">w</text:span><text:span text:style-name="T5_72"><text:s/></text:span><text:span text:style-name="T5_73">lekko</text:span><text:span text:style-name="T5_74"><text:s/></text:span><text:span text:style-name="T5_75">zmienionym</text:span><text:span text:style-name="T5_76"><text:s/></text:span><text:span text:style-name="T5_77">składzie</text:span><text:span text:style-name="T5_78">.<text:s/></text:span><text:span text:style-name="T5_79">Ujrzeliśmy</text:span><text:span text:style-name="T5_80"><text:s/></text:span><text:span text:style-name="T5_81">nową</text:span><text:span text:style-name="T5_82"><text:s/></text:span><text:span text:style-name="T5_83">wokalistkę</text:span><text:span text:style-name="T5_84">,<text:s/></text:span><text:span text:style-name="T5_85">Diamond</text:span><text:span text:style-name="T5_86"><text:s/></text:span><text:span text:style-name="T5_87">Rarity</text:span><text:span text:style-name="T5_88">,<text:s/></text:span><text:span text:style-name="T5_89">która</text:span><text:span text:style-name="T5_90"><text:s/></text:span><text:span text:style-name="T5_91">imponowała</text:span><text:span text:style-name="T5_92"><text:s/></text:span><text:span text:style-name="T5_93">swoim</text:span><text:span text:style-name="T5_94"><text:s/></text:span><text:span text:style-name="T5_95">niemalże</text:span><text:span text:style-name="T5_96"><text:s/></text:span><text:span text:style-name="T5_97">operowym</text:span><text:span text:style-name="T5_98"><text:s/></text:span><text:span text:style-name="T5_99">głosem</text:span><text:span text:style-name="T5_100">,<text:s/></text:span><text:span text:style-name="T5_101">kojarzącym</text:span><text:span text:style-name="T5_102"><text:s/></text:span><text:span text:style-name="T5_103">się</text:span><text:span text:style-name="T5_104"><text:s/></text:span><text:span text:style-name="T5_105">z</text:span><text:span text:style-name="T5_106"><text:s/></text:span><text:span text:style-name="T5_107">Tarją</text:span><text:span text:style-name="T5_108"><text:s/></text:span><text:span text:style-name="T5_109">Turunen</text:span><text:span text:style-name="T5_110">.<text:s/></text:span><text:span text:style-name="T5_111">Jako</text:span><text:span text:style-name="T5_112"><text:s/></text:span><text:span text:style-name="T5_113">temat</text:span><text:span text:style-name="T5_114"><text:s/></text:span><text:span text:style-name="T5_115">imprezy</text:span><text:span text:style-name="T5_116"><text:s/></text:span><text:span text:style-name="T5_117">wybrano</text:span><text:span text:style-name="T5_118"><text:s/></text:span><text:span text:style-name="T5_119">drugą</text:span><text:span text:style-name="T5_120"><text:s/></text:span><text:span text:style-name="T5_121">najlepszą</text:span><text:span text:style-name="T5_122"><text:s/></text:span><text:span text:style-name="T5_123">piosenkę</text:span><text:span text:style-name="T5_124"><text:s/></text:span><text:span text:style-name="T5_125">grupy</text:span><text:span text:style-name="T5_126">,<text:s/></text:span><text:span text:style-name="T5_127">czyli</text:span><text:span text:style-name="T5_128"><text:s/>„</text:span><text:span text:style-name="T5_129">Hive</text:span><text:span text:style-name="T5_130">”,<text:s/></text:span><text:span text:style-name="T5_131">traktującą</text:span><text:span text:style-name="T5_132"><text:s/></text:span><text:span text:style-name="T5_133">o</text:span><text:span text:style-name="T5_134"><text:s/></text:span><text:span text:style-name="T5_135">królowej</text:span><text:span text:style-name="T5_136"><text:s/></text:span><text:span text:style-name="T5_137">podmieńców</text:span><text:span text:style-name="T5_138"><text:s/>–<text:s/></text:span><text:span text:style-name="T5_139">Chrysalis</text:span><text:span text:style-name="T5_140">.<text:s/></text:span><text:span text:style-name="T5_141">To</text:span><text:span text:style-name="T5_142"><text:s/></text:span><text:span text:style-name="T5_143">ona</text:span><text:span text:style-name="T5_144"><text:s/></text:span><text:span text:style-name="T5_145">gościła</text:span><text:span text:style-name="T5_146"><text:s/></text:span><text:span text:style-name="T5_147">na</text:span><text:span text:style-name="T5_148"><text:s/></text:span><text:span text:style-name="T5_149">plakacie</text:span><text:span text:style-name="T5_150"><text:s/></text:span><text:span text:style-name="T5_151">w</text:span><text:span text:style-name="T5_152"><text:s/></text:span><text:span text:style-name="T5_153">towarzystwie</text:span><text:span text:style-name="T5_154"><text:s/></text:span><text:span text:style-name="T5_155">tribrońskiej</text:span><text:span text:style-name="T5_156"><text:s/></text:span><text:span text:style-name="T5_157">maskotki</text:span><text:span text:style-name="T5_158">,<text:s/></text:span><text:span text:style-name="T5_159">księżniczki</text:span><text:span text:style-name="T5_160"><text:s/></text:span><text:span text:style-name="T5_161">Pomeranii</text:span><text:span text:style-name="T5_162">.<text:s/></text:span><text:span text:style-name="T5_163">Afisz</text:span><text:span text:style-name="T5_164"><text:s/></text:span><text:span text:style-name="T5_165">stworzył</text:span><text:span text:style-name="T5_166"><text:s/></text:span><text:span text:style-name="T5_167">Ruhisu</text:span><text:span text:style-name="T5_168">.</text:span></text:p>
      <text:p text:style-name="P6"><text:span text:style-name="T6_1">Organizatorem</text:span><text:span text:style-name="T6_2"><text:s/></text:span><text:span text:style-name="T6_3">byłem</text:span><text:span text:style-name="T6_4"><text:s/></text:span><text:span text:style-name="T6_5">ja</text:span><text:span text:style-name="T6_6">,<text:s/></text:span><text:span text:style-name="T6_7">a</text:span><text:span text:style-name="T6_8"><text:s/></text:span><text:span text:style-name="T6_9">goście</text:span><text:span text:style-name="T6_10"><text:s/></text:span><text:span text:style-name="T6_11">spędzili</text:span><text:span text:style-name="T6_12"><text:s/></text:span><text:span text:style-name="T6_13">w</text:span><text:span text:style-name="T6_14"><text:s/></text:span><text:span text:style-name="T6_15">moim</text:span><text:span text:style-name="T6_16"><text:s/></text:span><text:span text:style-name="T6_17">domu</text:span><text:span text:style-name="T6_18"><text:s/></text:span><text:span text:style-name="T6_19">trzy</text:span><text:span text:style-name="T6_20"><text:s/></text:span><text:span text:style-name="T6_21">dni</text:span><text:span text:style-name="T6_22"><text:s/></text:span><text:span text:style-name="T6_23">i</text:span><text:span text:style-name="T6_24"><text:s/></text:span><text:span text:style-name="T6_25">dwie</text:span><text:span text:style-name="T6_26"><text:s/></text:span><text:span text:style-name="T6_27">noce</text:span><text:span text:style-name="T6_28">.<text:s/></text:span><text:span text:style-name="T6_29">Bardzo</text:span><text:span text:style-name="T6_30"><text:s/></text:span><text:span text:style-name="T6_31">miło</text:span><text:span text:style-name="T6_32"><text:s/></text:span><text:span text:style-name="T6_33">było</text:span><text:span text:style-name="T6_34"><text:s/></text:span><text:span text:style-name="T6_35">porozmawiać</text:span><text:span text:style-name="T6_36">,<text:s/></text:span><text:span text:style-name="T6_37">wymienić</text:span><text:span text:style-name="T6_38"><text:s/></text:span><text:span text:style-name="T6_39">poglądy</text:span><text:span text:style-name="T6_40">,<text:s/></text:span><text:span text:style-name="T6_41">a</text:span><text:span text:style-name="T6_42"><text:s/></text:span><text:span text:style-name="T6_43">także</text:span><text:span text:style-name="T6_44"><text:s/></text:span><text:span text:style-name="T6_45">dowiedzieć</text:span><text:span text:style-name="T6_46"><text:s/></text:span><text:span text:style-name="T6_47">się</text:span><text:span text:style-name="T6_48"><text:s/></text:span><text:span text:style-name="T6_49">co</text:span><text:span text:style-name="T6_50"><text:s/></text:span><text:span text:style-name="T6_51">nieco</text:span><text:span text:style-name="T6_52"><text:s/></text:span><text:span text:style-name="T6_53">o</text:span><text:span text:style-name="T6_54"><text:s/></text:span><text:span text:style-name="T6_55">zagranicznych</text:span><text:span text:style-name="T6_56"><text:s/></text:span><text:span text:style-name="T6_57">fandomach</text:span><text:span text:style-name="T6_58">,<text:s/></text:span><text:span text:style-name="T6_59">nie</text:span><text:span text:style-name="T6_60"><text:s/></text:span><text:span text:style-name="T6_61">tylko</text:span><text:span text:style-name="T6_62"><text:s/></text:span><text:span text:style-name="T6_63">rosyjskim</text:span><text:span text:style-name="T6_64">.<text:s/></text:span><text:span text:style-name="T6_65">Wszak</text:span><text:span text:style-name="T6_66"><text:s/></text:span><text:span text:style-name="T6_67">Przewalscy</text:span><text:span text:style-name="T6_68"><text:s/></text:span><text:span text:style-name="T6_69">sporo</text:span><text:span text:style-name="T6_70"><text:s/></text:span><text:span text:style-name="T6_71">podróżują</text:span><text:span text:style-name="T6_72"><text:s/></text:span><text:span text:style-name="T6_73">po</text:span><text:span text:style-name="T6_74"><text:s/></text:span><text:span text:style-name="T6_75">Europie</text:span><text:span text:style-name="T6_76"><text:s/></text:span><text:span text:style-name="T6_77">i</text:span><text:span text:style-name="T6_78"><text:s/></text:span><text:span text:style-name="T6_79">niejedno</text:span><text:span text:style-name="T6_80"><text:s/></text:span><text:span text:style-name="T6_81">widzieli</text:span><text:span text:style-name="T6_82">.</text:span></text:p>
      <text:p text:style-name="P7"><text:span text:style-name="T7_1">Samo</text:span><text:span text:style-name="T7_2"><text:s/></text:span><text:span text:style-name="T7_3">show</text:span><text:span text:style-name="T7_4"><text:s/></text:span><text:span text:style-name="T7_5">odbyło</text:span><text:span text:style-name="T7_6"><text:s/></text:span><text:span text:style-name="T7_7">się</text:span><text:span text:style-name="T7_8"><text:s/></text:span><text:span text:style-name="T7_9">wieczorem</text:span><text:span text:style-name="T7_10"><text:s/>16<text:s/></text:span><text:span text:style-name="T7_11">lutego</text:span><text:span text:style-name="T7_12">.<text:s/></text:span><text:span text:style-name="T7_13">Jako</text:span><text:span text:style-name="T7_14"><text:s/></text:span><text:span text:style-name="T7_15">support</text:span><text:span text:style-name="T7_16"><text:s/></text:span><text:span text:style-name="T7_17">zaprosiliśmy</text:span><text:span text:style-name="T7_18"><text:s/></text:span><text:span text:style-name="T7_19">trójmiejski</text:span><text:span text:style-name="T7_20"><text:s/></text:span><text:span text:style-name="T7_21">zespół</text:span><text:span text:style-name="T7_22"><text:s/></text:span><text:span text:style-name="T7_23">Shadow</text:span><text:span text:style-name="T7_24"><text:s/></text:span><text:span text:style-name="T7_25">Archetype</text:span><text:span text:style-name="T7_26"><text:s/>(</text:span><text:span text:style-name="T7_27">progressive</text:span><text:span text:style-name="T7_28"><text:s/></text:span><text:span text:style-name="T7_29">metal</text:span><text:span text:style-name="T7_30">),<text:s/></text:span><text:span text:style-name="T7_31">którego</text:span><text:span text:style-name="T7_32"><text:s/></text:span><text:span text:style-name="T7_33">fachowa</text:span><text:span text:style-name="T7_34"><text:s/></text:span><text:span text:style-name="T7_35">wiedza</text:span><text:span text:style-name="T7_36"><text:s/></text:span><text:span text:style-name="T7_37">i</text:span><text:span text:style-name="T7_38"><text:s/></text:span><text:span text:style-name="T7_39">posiadany</text:span><text:span text:style-name="T7_40"><text:s/></text:span><text:span text:style-name="T7_41">sprzęt</text:span><text:span text:style-name="T7_42"><text:s/></text:span><text:span text:style-name="T7_43">umożliwiły</text:span><text:span text:style-name="T7_44"><text:s/></text:span><text:span text:style-name="T7_45">realizację</text:span><text:span text:style-name="T7_46"><text:s/></text:span><text:span text:style-name="T7_47">koncertu</text:span><text:span text:style-name="T7_48">…</text:span></text:p>
      <text:p text:style-name="P8"><text:span text:style-name="T8_1">…<text:s/></text:span><text:span text:style-name="T8_2">w</text:span><text:span text:style-name="T8_3"><text:s/></text:span><text:span text:style-name="T8_4">sensie</text:span><text:span text:style-name="T8_5"><text:s/></text:span><text:span text:style-name="T8_6">całkiem</text:span><text:span text:style-name="T8_7"><text:s/></text:span><text:span text:style-name="T8_8">dosłownym</text:span><text:span text:style-name="T8_9">.<text:s/></text:span><text:span text:style-name="T8_10">Klub</text:span><text:span text:style-name="T8_11"><text:s/></text:span><text:span text:style-name="T8_12">tym</text:span><text:span text:style-name="T8_13"><text:s/></text:span><text:span text:style-name="T8_14">razem</text:span><text:span text:style-name="T8_15"><text:s/></text:span><text:span text:style-name="T8_16">chyba</text:span><text:span text:style-name="T8_17"><text:s/></text:span><text:span text:style-name="T8_18">zapomniał</text:span><text:span text:style-name="T8_19"><text:s/></text:span><text:span text:style-name="T8_20">o</text:span><text:span text:style-name="T8_21"><text:s/></text:span><text:span text:style-name="T8_22">zaplanowanej</text:span><text:span text:style-name="T8_23"><text:s/></text:span><text:span text:style-name="T8_24">imprezie</text:span><text:span text:style-name="T8_25">,<text:s/></text:span><text:span text:style-name="T8_26">gdyż</text:span><text:span text:style-name="T8_27"><text:s/></text:span><text:span text:style-name="T8_28">w</text:span><text:span text:style-name="T8_29"><text:s/></text:span><text:span text:style-name="T8_30">momencie</text:span><text:span text:style-name="T8_31"><text:s/></text:span><text:span text:style-name="T8_32">przybycia</text:span><text:span text:style-name="T8_33"><text:s/></text:span><text:span text:style-name="T8_34">organizatorów</text:span><text:span text:style-name="T8_35"><text:s/></text:span><text:span text:style-name="T8_36">o</text:span><text:span text:style-name="T8_37"><text:s/></text:span><text:span text:style-name="T8_38">godzinie</text:span><text:span text:style-name="T8_39"><text:s/>16:00<text:s/></text:span><text:span text:style-name="T8_40">nie</text:span><text:span text:style-name="T8_41"><text:s/></text:span><text:span text:style-name="T8_42">była</text:span><text:span text:style-name="T8_43"><text:s/></text:span><text:span text:style-name="T8_44">zbudowana</text:span><text:span text:style-name="T8_45"><text:s/></text:span><text:span text:style-name="T8_46">nawet</text:span><text:span text:style-name="T8_47"><text:s/></text:span><text:span text:style-name="T8_48">scena</text:span><text:span text:style-name="T8_49">.<text:s/></text:span><text:span text:style-name="T8_50">Brakowało</text:span><text:span text:style-name="T8_51"><text:s/></text:span><text:span text:style-name="T8_52">etatowego</text:span><text:span text:style-name="T8_53">,<text:s/></text:span><text:span text:style-name="T8_54">klubowego</text:span><text:span text:style-name="T8_55"><text:s/></text:span><text:span text:style-name="T8_56">sprzętu</text:span><text:span text:style-name="T8_57">,<text:s/></text:span><text:span text:style-name="T8_58">a</text:span><text:span text:style-name="T8_59"><text:s/></text:span><text:span text:style-name="T8_60">jego</text:span><text:span text:style-name="T8_61"><text:s/></text:span><text:span text:style-name="T8_62">ściąganie</text:span><text:span text:style-name="T8_63"><text:s/></text:span><text:span text:style-name="T8_64">zabrało</text:span><text:span text:style-name="T8_65"><text:s/></text:span><text:span text:style-name="T8_66">ogromnie</text:span><text:span text:style-name="T8_67"><text:s/></text:span><text:span text:style-name="T8_68">dużo</text:span><text:span text:style-name="T8_69"><text:s/></text:span><text:span text:style-name="T8_70">czasu</text:span><text:span text:style-name="T8_71">.<text:s/></text:span><text:span text:style-name="T8_72">Co</text:span><text:span text:style-name="T8_73"><text:s/></text:span><text:span text:style-name="T8_74">więcej</text:span><text:span text:style-name="T8_75">,<text:s/></text:span><text:span text:style-name="T8_76">próba</text:span><text:span text:style-name="T8_77"><text:s/></text:span><text:span text:style-name="T8_78">wyegzekwowania</text:span><text:span text:style-name="T8_79"><text:s/></text:span><text:span text:style-name="T8_80">wsparcia</text:span><text:span text:style-name="T8_81"><text:s/></text:span><text:span text:style-name="T8_82">i</text:span><text:span text:style-name="T8_83"><text:s/></text:span><text:span text:style-name="T8_84">owego</text:span><text:span text:style-name="T8_85"><text:s/></text:span><text:span text:style-name="T8_86">sprzętu</text:span><text:span text:style-name="T8_87"><text:s/></text:span><text:span text:style-name="T8_88">wywołała</text:span><text:span text:style-name="T8_89"><text:s/></text:span><text:span text:style-name="T8_90">u</text:span><text:span text:style-name="T8_91"><text:s/></text:span><text:span text:style-name="T8_92">obsługi</text:span><text:span text:style-name="T8_93"><text:s/></text:span><text:span text:style-name="T8_94">agresję</text:span><text:span text:style-name="T8_95"><text:s/></text:span><text:span text:style-name="T8_96">i</text:span><text:span text:style-name="T8_97"><text:s/></text:span><text:span text:style-name="T8_98">zostaliśmy</text:span><text:span text:style-name="T8_99"><text:s/></text:span><text:span text:style-name="T8_100">obrzuceni</text:span><text:span text:style-name="T8_101"><text:s/></text:span><text:span text:style-name="T8_102">wyzwiskami</text:span><text:span text:style-name="T8_103">.</text:span></text:p>
      <text:p text:style-name="P9"><text:span text:style-name="T9_1">Drugim</text:span><text:span text:style-name="T9_2"><text:s/></text:span><text:span text:style-name="T9_3">problemem</text:span><text:span text:style-name="T9_4"><text:s/></text:span><text:span text:style-name="T9_5">była</text:span><text:span text:style-name="T9_6"><text:s/></text:span><text:span text:style-name="T9_7">niska</text:span><text:span text:style-name="T9_8"><text:s/></text:span><text:span text:style-name="T9_9">frekwencja</text:span><text:span text:style-name="T9_10">.<text:s/></text:span><text:span text:style-name="T9_11">Pomimo</text:span><text:span text:style-name="T9_12"><text:s/></text:span><text:span text:style-name="T9_13">reklamy</text:span><text:span text:style-name="T9_14"><text:s/></text:span><text:span text:style-name="T9_15">w</text:span><text:span text:style-name="T9_16"><text:s/></text:span><text:span text:style-name="T9_17">prasie</text:span><text:span text:style-name="T9_18"><text:s/>(</text:span><text:span text:style-name="T9_19">serwis</text:span><text:span text:style-name="T9_20"><text:s/></text:span><text:span text:style-name="T9_21">informacyjny</text:span><text:span text:style-name="T9_22"><text:s/></text:span><text:span text:style-name="T9_23">trójmiasto</text:span><text:span text:style-name="T9_24">.</text:span><text:span text:style-name="T9_25">pl</text:span><text:span text:style-name="T9_26">)<text:s/></text:span><text:span text:style-name="T9_27">i</text:span><text:span text:style-name="T9_28"><text:s/></text:span><text:span text:style-name="T9_29">oczywiście</text:span><text:span text:style-name="T9_30"><text:s/></text:span><text:span text:style-name="T9_31">w</text:span><text:span text:style-name="T9_32"><text:s/></text:span><text:span text:style-name="T9_33">fandomowych</text:span><text:span text:style-name="T9_34"><text:s/></text:span><text:span text:style-name="T9_35">środkach</text:span><text:span text:style-name="T9_36"><text:s/></text:span><text:span text:style-name="T9_37">i</text:span><text:span text:style-name="T9_38"><text:s/></text:span><text:span text:style-name="T9_39">przestrzeniach</text:span><text:span text:style-name="T9_40">,<text:s/></text:span><text:span text:style-name="T9_41">zawitało</text:span><text:span text:style-name="T9_42"><text:s/></text:span><text:span text:style-name="T9_43">zaledwie</text:span><text:span text:style-name="T9_44"><text:s/></text:span><text:span text:style-name="T9_45">dwudziestu</text:span><text:span text:style-name="T9_46"><text:s/></text:span><text:span text:style-name="T9_47">gości</text:span><text:span text:style-name="T9_48">,<text:s/></text:span><text:span text:style-name="T9_49">co</text:span><text:span text:style-name="T9_50"><text:s/></text:span><text:span text:style-name="T9_51">łącznie</text:span><text:span text:style-name="T9_52"><text:s/></text:span><text:span text:style-name="T9_53">z</text:span><text:span text:style-name="T9_54"><text:s/></text:span><text:span text:style-name="T9_55">artystami</text:span><text:span text:style-name="T9_56"><text:s/></text:span><text:span text:style-name="T9_57">i</text:span><text:span text:style-name="T9_58"><text:s/></text:span><text:span text:style-name="T9_59">prasą</text:span><text:span text:style-name="T9_60"><text:s/></text:span><text:span text:style-name="T9_61">dało</text:span><text:span text:style-name="T9_62"><text:s/>35<text:s/></text:span><text:span text:style-name="T9_63">osób</text:span><text:span text:style-name="T9_64"><text:s/>(</text:span><text:span text:style-name="T9_65">nie</text:span><text:span text:style-name="T9_66"><text:s/></text:span><text:span text:style-name="T9_67">licząc</text:span><text:span text:style-name="T9_68"><text:s/></text:span><text:span text:style-name="T9_69">przypadkowych</text:span><text:span text:style-name="T9_70"><text:s/></text:span><text:span text:style-name="T9_71">gości</text:span><text:span text:style-name="T9_72"><text:s/></text:span><text:span text:style-name="T9_73">klubu</text:span><text:span text:style-name="T9_74"><text:s/></text:span><text:span text:style-name="T9_75">i</text:span><text:span text:style-name="T9_76"><text:s/></text:span><text:span text:style-name="T9_77">jego</text:span><text:span text:style-name="T9_78"><text:s/></text:span><text:span text:style-name="T9_79">obsługi</text:span><text:span text:style-name="T9_80">).<text:s/></text:span><text:span text:style-name="T9_81">To</text:span><text:span text:style-name="T9_82"><text:s/></text:span><text:span text:style-name="T9_83">bardzo</text:span><text:span text:style-name="T9_84"><text:s/></text:span><text:span text:style-name="T9_85">mało</text:span><text:span text:style-name="T9_86"><text:s/></text:span><text:span text:style-name="T9_87">i</text:span><text:span text:style-name="T9_88"><text:s/></text:span><text:span text:style-name="T9_89">niestety</text:span><text:span text:style-name="T9_90"><text:s/>(</text:span><text:span text:style-name="T9_91">delikatnie</text:span><text:span text:style-name="T9_92"><text:s/></text:span><text:span text:style-name="T9_93">mówiąc</text:span><text:span text:style-name="T9_94">)<text:s/></text:span><text:span text:style-name="T9_95">nie</text:span><text:span text:style-name="T9_96"><text:s/></text:span><text:span text:style-name="T9_97">wywołało</text:span><text:span text:style-name="T9_98"><text:s/></text:span><text:span text:style-name="T9_99">u</text:span><text:span text:style-name="T9_100"><text:s/></text:span><text:span text:style-name="T9_101">artystów</text:span><text:span text:style-name="T9_102"><text:s/></text:span><text:span text:style-name="T9_103">pozytywnej</text:span><text:span text:style-name="T9_104"><text:s/></text:span><text:span text:style-name="T9_105">reakcji</text:span><text:span text:style-name="T9_106">.</text:span></text:p>
      <text:p text:style-name="P10"><text:span text:style-name="T10_1">Ostatecznie</text:span><text:span text:style-name="T10_2"><text:s/></text:span><text:span text:style-name="T10_3">udało</text:span><text:span text:style-name="T10_4"><text:s/></text:span><text:span text:style-name="T10_5">się</text:span><text:span text:style-name="T10_6"><text:s/></text:span><text:span text:style-name="T10_7">rozpocząć</text:span><text:span text:style-name="T10_8"><text:s/></text:span><text:span text:style-name="T10_9">koncert</text:span><text:span text:style-name="T10_10"><text:s/></text:span><text:span text:style-name="T10_11">z</text:span><text:span text:style-name="T10_12"><text:s/></text:span><text:span text:style-name="T10_13">dwugodzinnym</text:span><text:span text:style-name="T10_14"><text:s/></text:span><text:span text:style-name="T10_15">opóźnieniem</text:span><text:span text:style-name="T10_16">.<text:s/></text:span><text:span text:style-name="T10_17">Pomimo</text:span><text:span text:style-name="T10_18"><text:s/></text:span><text:span text:style-name="T10_19">opisanych</text:span><text:span text:style-name="T10_20"><text:s/></text:span><text:span text:style-name="T10_21">wcześniej</text:span><text:span text:style-name="T10_22"><text:s/></text:span><text:span text:style-name="T10_23">problemów</text:span><text:span text:style-name="T10_24">,<text:s/></text:span><text:span text:style-name="T10_25">zabawa</text:span><text:span text:style-name="T10_26"><text:s/></text:span><text:span text:style-name="T10_27">okazała</text:span><text:span text:style-name="T10_28"><text:s/></text:span><text:span text:style-name="T10_29">się</text:span><text:span text:style-name="T10_30"><text:s/></text:span><text:span text:style-name="T10_31">być</text:span><text:span text:style-name="T10_32"><text:s/></text:span><text:span text:style-name="T10_33">rewelacyjna</text:span><text:span text:style-name="T10_34">.<text:s/></text:span><text:span text:style-name="T10_35">Rozpętało</text:span><text:span text:style-name="T10_36"><text:s/></text:span><text:span text:style-name="T10_37">się</text:span><text:span text:style-name="T10_38"><text:s/></text:span><text:span text:style-name="T10_39">pogo</text:span><text:span text:style-name="T10_40">,<text:s/></text:span><text:span text:style-name="T10_41">sala</text:span><text:span text:style-name="T10_42"><text:s/></text:span><text:span text:style-name="T10_43">śpiewała</text:span><text:span text:style-name="T10_44"><text:s/></text:span><text:span text:style-name="T10_45">razem</text:span><text:span text:style-name="T10_46"><text:s/></text:span><text:span text:style-name="T10_47">z</text:span><text:span text:style-name="T10_48"><text:s/></text:span><text:span text:style-name="T10_49">muzykami</text:span><text:span text:style-name="T10_50">,<text:s/></text:span><text:span text:style-name="T10_51">a</text:span><text:span text:style-name="T10_52"><text:s/></text:span><text:span text:style-name="T10_53">ci</text:span><text:span text:style-name="T10_54"><text:s/></text:span><text:span text:style-name="T10_55">nawiązywali</text:span><text:span text:style-name="T10_56"><text:s/></text:span><text:span text:style-name="T10_57">perfekcyjny</text:span><text:span text:style-name="T10_58"><text:s/></text:span><text:span text:style-name="T10_59">kontakt</text:span><text:span text:style-name="T10_60"><text:s/></text:span><text:span text:style-name="T10_61">z</text:span><text:span text:style-name="T10_62"><text:s/></text:span><text:span text:style-name="T10_63">publiką</text:span><text:span text:style-name="T10_64">.<text:s/></text:span><text:span text:style-name="T10_65">Zestaw</text:span><text:span text:style-name="T10_66"><text:s/></text:span><text:span text:style-name="T10_67">piosenek</text:span><text:span text:style-name="T10_68"><text:s/></text:span><text:span text:style-name="T10_69">obu</text:span><text:span text:style-name="T10_70"><text:s/></text:span><text:span text:style-name="T10_71">grup</text:span><text:span text:style-name="T10_72"><text:s/></text:span><text:span text:style-name="T10_73">był</text:span><text:span text:style-name="T10_74"><text:s/></text:span><text:span text:style-name="T10_75">podobny</text:span><text:span text:style-name="T10_76">,<text:s/></text:span><text:span text:style-name="T10_77">jak</text:span><text:span text:style-name="T10_78"><text:s/></text:span><text:span text:style-name="T10_79">rok</text:span><text:span text:style-name="T10_80"><text:s/></text:span><text:span text:style-name="T10_81">temu</text:span><text:span text:style-name="T10_82">.<text:s/></text:span><text:span text:style-name="T10_83">Shadow</text:span><text:span text:style-name="T10_84"><text:s/></text:span><text:span text:style-name="T10_85">Archetype</text:span><text:span text:style-name="T10_86"><text:s/></text:span><text:span text:style-name="T10_87">zachwycało</text:span><text:span text:style-name="T10_88"><text:s/></text:span><text:span text:style-name="T10_89">skillową</text:span><text:span text:style-name="T10_90"><text:s/></text:span><text:span text:style-name="T10_91">grą</text:span><text:span text:style-name="T10_92">,<text:s/></text:span><text:span text:style-name="T10_93">charakterystyczną</text:span><text:span text:style-name="T10_94"><text:s/></text:span><text:span text:style-name="T10_95">dla</text:span><text:span text:style-name="T10_96"><text:s/></text:span><text:span text:style-name="T10_97">swojego</text:span><text:span text:style-name="T10_98"><text:s/></text:span><text:span text:style-name="T10_99">nurtu</text:span><text:span text:style-name="T10_100">.<text:s/></text:span><text:span text:style-name="T10_101">Z</text:span><text:span text:style-name="T10_102"><text:s/></text:span><text:span text:style-name="T10_103">kolei</text:span><text:span text:style-name="T10_104"><text:s/></text:span><text:span text:style-name="T10_105">Przewalscy</text:span><text:span text:style-name="T10_106"><text:s/></text:span><text:span text:style-name="T10_107">mogli</text:span><text:span text:style-name="T10_108"><text:s/></text:span><text:span text:style-name="T10_109">pochwalić</text:span><text:span text:style-name="T10_110"><text:s/></text:span><text:span text:style-name="T10_111">się</text:span><text:span text:style-name="T10_112"><text:s/></text:span><text:span text:style-name="T10_113">nową</text:span><text:span text:style-name="T10_114"><text:s/></text:span><text:span text:style-name="T10_115">wokalistką</text:span><text:span text:style-name="T10_116">,<text:s/></text:span><text:span text:style-name="T10_117">a</text:span><text:span text:style-name="T10_118"><text:s/></text:span><text:span text:style-name="T10_119">także</text:span><text:span text:style-name="T10_120"><text:s/></text:span><text:span text:style-name="T10_121">bardzo</text:span><text:span text:style-name="T10_122"><text:s/></text:span><text:span text:style-name="T10_123">dobrym</text:span><text:span text:style-name="T10_124"><text:s/></text:span><text:span text:style-name="T10_125">perkusyjnym</text:span><text:span text:style-name="T10_126"><text:s/></text:span><text:span text:style-name="T10_127">solo</text:span><text:span text:style-name="T10_128"><text:s/></text:span><text:span text:style-name="T10_129">Iwana</text:span><text:span text:style-name="T10_130">.<text:s/></text:span><text:span text:style-name="T10_131">Oprócz</text:span><text:span text:style-name="T10_132"><text:s/></text:span><text:span text:style-name="T10_133">własnych</text:span><text:span text:style-name="T10_134"><text:s/></text:span><text:span text:style-name="T10_135">piosenek</text:span><text:span text:style-name="T10_136"><text:s/></text:span><text:span text:style-name="T10_137">zaprezentowali</text:span><text:span text:style-name="T10_138"><text:s/></text:span><text:span text:style-name="T10_139">też</text:span><text:span text:style-name="T10_140"><text:s/></text:span><text:span text:style-name="T10_141">kilka</text:span><text:span text:style-name="T10_142"><text:s/></text:span><text:span text:style-name="T10_143">znanych</text:span><text:span text:style-name="T10_144"><text:s/></text:span><text:span text:style-name="T10_145">utworów</text:span><text:span text:style-name="T10_146"><text:s/></text:span><text:span text:style-name="T10_147">fandomowych</text:span><text:span text:style-name="T10_148"><text:s/></text:span><text:span text:style-name="T10_149">i</text:span><text:span text:style-name="T10_150"><text:s/></text:span><text:span text:style-name="T10_151">serialowych</text:span><text:span text:style-name="T10_152">,<text:s/></text:span><text:span text:style-name="T10_153">jak</text:span><text:span text:style-name="T10_154"><text:s/>„</text:span><text:span text:style-name="T10_155">Smile</text:span><text:span text:style-name="T10_156">”,<text:s/>„</text:span><text:span text:style-name="T10_157">It</text:span><text:span text:style-name="T10_158"><text:s/></text:span><text:span text:style-name="T10_159">will</text:span><text:span text:style-name="T10_160"><text:s/></text:span><text:span text:style-name="T10_161">be</text:span><text:span text:style-name="T10_162"><text:s/></text:span><text:span text:style-name="T10_163">OK</text:span><text:span text:style-name="T10_164">.”<text:s/></text:span><text:span text:style-name="T10_165">czy</text:span><text:span text:style-name="T10_166"><text:s/>„</text:span><text:span text:style-name="T10_167">Winter</text:span><text:span text:style-name="T10_168"><text:s/></text:span><text:span text:style-name="T10_169">Wrap</text:span><text:span text:style-name="T10_170"><text:s/></text:span><text:span text:style-name="T10_171">Up</text:span><text:span text:style-name="T10_172">”.</text:span></text:p>
      <text:p text:style-name="P11"/>
      <text:p text:style-name="P12"><text:span text:style-name="T12_1"><office:annotation><dc:creator/><text:p text:style-name="P13"><text:span text:style-name="T13_1">dodany</text:span><text:span text:style-name="T13_2"><text:s/></text:span><text:span text:style-name="T13_3">akapit</text:span></text:p></office:annotation></text:span><text:span text:style-name="T13_4">Szczególnie</text:span><text:span text:style-name="T13_5"><text:s/></text:span><text:span text:style-name="T13_6">miły</text:span><text:span text:style-name="T13_7"><text:s/></text:span><text:span text:style-name="T13_8">był</text:span><text:span text:style-name="T13_9"><text:s/></text:span><text:span text:style-name="T13_10">widok</text:span><text:span text:style-name="T13_11"><text:s/></text:span><text:span text:style-name="T13_12">nowych</text:span><text:span text:style-name="T13_13"><text:s/></text:span><text:span text:style-name="T13_14">bronies</text:span><text:span text:style-name="T13_15">,<text:s/></text:span><text:span text:style-name="T13_16">którzy</text:span><text:span text:style-name="T13_17"><text:s/></text:span><text:span text:style-name="T13_18">deklarowali</text:span><text:span text:style-name="T13_19">,<text:s/></text:span><text:span text:style-name="T13_20">że</text:span><text:span text:style-name="T13_21"><text:s/></text:span><text:span text:style-name="T13_22">to</text:span><text:span text:style-name="T13_23"><text:s/></text:span><text:span text:style-name="T13_24">jeden</text:span><text:span text:style-name="T13_25"><text:s/></text:span><text:span text:style-name="T13_26">z</text:span><text:span text:style-name="T13_27"><text:s/></text:span><text:span text:style-name="T13_28">ich</text:span><text:span text:style-name="T13_29"><text:s/></text:span><text:span text:style-name="T13_30">pierwszych</text:span><text:span text:style-name="T13_31"><text:s/></text:span><text:span text:style-name="T13_32">meetów</text:span><text:span text:style-name="T13_33">.<text:s/></text:span><text:span text:style-name="T13_34">To</text:span><text:span text:style-name="T13_35"><text:s/></text:span><text:span text:style-name="T13_36">przesympatyczne</text:span><text:span text:style-name="T13_37">,<text:s/></text:span><text:span text:style-name="T13_38">że</text:span><text:span text:style-name="T13_39"><text:s/></text:span><text:span text:style-name="T13_40">mogli</text:span><text:span text:style-name="T13_41"><text:s/></text:span><text:span text:style-name="T13_42">swoją</text:span><text:span text:style-name="T13_43"><text:s/></text:span><text:span text:style-name="T13_44">fandomową</text:span><text:span text:style-name="T13_45"><text:s/></text:span><text:span text:style-name="T13_46">karierę</text:span><text:span text:style-name="T13_47"><text:s/></text:span><text:span text:style-name="T13_48">zacząć</text:span><text:span text:style-name="T13_49"><text:s/></text:span><text:span text:style-name="T13_50">od</text:span><text:span text:style-name="T13_51"><text:s/></text:span><text:span text:style-name="T13_52">tak</text:span><text:span text:style-name="T13_53"><text:s/></text:span><text:span text:style-name="T13_54">wyjątkowego</text:span><text:span text:style-name="T13_55"><text:s/></text:span><text:span text:style-name="T13_56">i</text:span><text:span text:style-name="T13_57"><text:s/></text:span><text:span text:style-name="T13_58">dobrze</text:span><text:span text:style-name="T13_59"><text:s/></text:span><text:span text:style-name="T13_60">zgranego</text:span><text:span text:style-name="T13_61"><text:s/></text:span><text:span text:style-name="T13_62">wydarzenia</text:span><text:span text:style-name="T13_63">.<text:s/></text:span><text:span text:style-name="T13_64">Mam</text:span><text:span text:style-name="T13_65"><text:s/></text:span><text:span text:style-name="T13_66">tutaj</text:span><text:span text:style-name="T13_67"><text:s/></text:span><text:span text:style-name="T13_68">na</text:span><text:span text:style-name="T13_69"><text:s/></text:span><text:span text:style-name="T13_70">myśli</text:span><text:span text:style-name="T13_71"><text:s/></text:span><text:span text:style-name="T13_72">fandomową</text:span><text:span text:style-name="T13_73"><text:s/></text:span><text:span text:style-name="T13_74">organizację</text:span><text:span text:style-name="T13_75">.</text:span></text:p>
      <text:p text:style-name="P14"/>
      <text:p text:style-name="P15"><text:span text:style-name="T15_1"><office:annotation><dc:creator/><text:p text:style-name="P16"><text:span text:style-name="T16_1">dodany</text:span><text:span text:style-name="T16_2"><text:s/></text:span><text:span text:style-name="T16_3">akapit</text:span></text:p></office:annotation></text:span><text:span text:style-name="T16_4">Z</text:span><text:span text:style-name="T16_5"><text:s/></text:span><text:span text:style-name="T16_6">innych</text:span><text:span text:style-name="T16_7"><text:s/></text:span><text:span text:style-name="T16_8">detali</text:span><text:span text:style-name="T16_9"><text:s/></text:span><text:span text:style-name="T16_10">warty</text:span><text:span text:style-name="T16_11"><text:s/></text:span><text:span text:style-name="T16_12">wspomnienia</text:span><text:span text:style-name="T16_13"><text:s/></text:span><text:span text:style-name="T16_14">był</text:span><text:span text:style-name="T16_15"><text:s/></text:span><text:span text:style-name="T16_16">fantastyczny</text:span><text:span text:style-name="T16_17"><text:s/></text:span><text:span text:style-name="T16_18">cosplay</text:span><text:span text:style-name="T16_19"><text:s/></text:span><text:span text:style-name="T16_20">Diamond</text:span><text:span text:style-name="T16_21"><text:s/></text:span><text:span text:style-name="T16_22">Rarity</text:span><text:span text:style-name="T16_23">,<text:s/></text:span><text:span text:style-name="T16_24">która</text:span><text:span text:style-name="T16_25"><text:s/></text:span><text:span text:style-name="T16_26">ucharakteryzowała</text:span><text:span text:style-name="T16_27"><text:s/></text:span><text:span text:style-name="T16_28">się</text:span><text:span text:style-name="T16_29">,<text:s/></text:span><text:span text:style-name="T16_30">a</text:span><text:span text:style-name="T16_31"><text:s/></text:span><text:span text:style-name="T16_32">jakże</text:span><text:span text:style-name="T16_33">,<text:s/></text:span><text:span text:style-name="T16_34">na</text:span><text:span text:style-name="T16_35"><text:s/></text:span><text:span text:style-name="T16_36">Rarity</text:span><text:span text:style-name="T16_37">.<text:s/></text:span><text:span text:style-name="T16_38">Wysokie</text:span><text:span text:style-name="T16_39"><text:s/></text:span><text:span text:style-name="T16_40">obcasy</text:span><text:span text:style-name="T16_41">,<text:s/></text:span><text:span text:style-name="T16_42">rajstopy</text:span><text:span text:style-name="T16_43">,<text:s/></text:span><text:span text:style-name="T16_44">lawendowo</text:span><text:span text:style-name="T16_45">-</text:span><text:span text:style-name="T16_46">biała</text:span><text:span text:style-name="T16_47"><text:s/></text:span><text:span text:style-name="T16_48">suknia</text:span><text:span text:style-name="T16_49"><text:s/></text:span><text:span text:style-name="T16_50">z</text:span><text:span text:style-name="T16_51"><text:s/></text:span><text:span text:style-name="T16_52">peruką</text:span><text:span text:style-name="T16_53"><text:s/></text:span><text:span text:style-name="T16_54">oraz</text:span><text:span text:style-name="T16_55"><text:s/></text:span><text:span text:style-name="T16_56">długi</text:span><text:span text:style-name="T16_57"><text:s/></text:span><text:span text:style-name="T16_58">róg</text:span><text:span text:style-name="T16_59"><text:s/></text:span><text:span text:style-name="T16_60">wyglądały</text:span><text:span text:style-name="T16_61"><text:s/></text:span><text:span text:style-name="T16_62">niemalże</text:span><text:span text:style-name="T16_63"><text:s/></text:span><text:span text:style-name="T16_64">mistycznie</text:span><text:span text:style-name="T16_65">,<text:s/></text:span><text:span text:style-name="T16_66">co</text:span><text:span text:style-name="T16_67"><text:s/></text:span><text:span text:style-name="T16_68">w</text:span><text:span text:style-name="T16_69"><text:s/></text:span><text:span text:style-name="T16_70">połączeniu</text:span><text:span text:style-name="T16_71"><text:s/></text:span><text:span text:style-name="T16_72">z</text:span><text:span text:style-name="T16_73"><text:s/></text:span><text:span text:style-name="T16_74">wysokim</text:span><text:span text:style-name="T16_75">,<text:s/></text:span><text:span text:style-name="T16_76">szkolonym</text:span><text:span text:style-name="T16_77"><text:s/></text:span><text:span text:style-name="T16_78">głosem</text:span><text:span text:style-name="T16_79"><text:s/></text:span><text:span text:style-name="T16_80">przypomniało</text:span><text:span text:style-name="T16_81"><text:s/></text:span><text:span text:style-name="T16_82">zeszłoroczne</text:span><text:span text:style-name="T16_83"><text:s/></text:span><text:span text:style-name="T16_84">show</text:span><text:span text:style-name="T16_85">,<text:s/></text:span><text:span text:style-name="T16_86">kiedy</text:span><text:span text:style-name="T16_87"><text:s/></text:span><text:span text:style-name="T16_88">to</text:span><text:span text:style-name="T16_89"><text:s/></text:span><text:span text:style-name="T16_90">Przewalscy</text:span><text:span text:style-name="T16_91"><text:s/></text:span><text:span text:style-name="T16_92">byli</text:span><text:span text:style-name="T16_93"><text:s/></text:span><text:span text:style-name="T16_94">przeze</text:span><text:span text:style-name="T16_95"><text:s/></text:span><text:span text:style-name="T16_96">mnie</text:span><text:span text:style-name="T16_97"><text:s/></text:span><text:span text:style-name="T16_98">reklamowani</text:span><text:span text:style-name="T16_99"><text:s/></text:span><text:span text:style-name="T16_100">jako</text:span><text:span text:style-name="T16_101"><text:s/></text:span><text:span text:style-name="T16_102">gothic</text:span><text:span text:style-name="T16_103">-</text:span><text:span text:style-name="T16_104">metal</text:span><text:span text:style-name="T16_105">.<text:s/></text:span><text:span text:style-name="T16_106">Tak</text:span><text:span text:style-name="T16_107">,<text:s/></text:span><text:span text:style-name="T16_108">tym</text:span><text:span text:style-name="T16_109"><text:s/></text:span><text:span text:style-name="T16_110">razem</text:span><text:span text:style-name="T16_111"><text:s/></text:span><text:span text:style-name="T16_112">kreacja</text:span><text:span text:style-name="T16_113"><text:s/></text:span><text:span text:style-name="T16_114">wokalistki</text:span><text:span text:style-name="T16_115"><text:s/></text:span><text:span text:style-name="T16_116">była</text:span><text:span text:style-name="T16_117"><text:s/></text:span><text:span text:style-name="T16_118">całkiem</text:span><text:span text:style-name="T16_119"><text:s/></text:span><text:span text:style-name="T16_120">gotycka</text:span><text:span text:style-name="T16_121">.<text:s/></text:span><text:span text:style-name="T16_122">Szczególnie</text:span><text:span text:style-name="T16_123"><text:s/></text:span><text:span text:style-name="T16_124">miłym</text:span><text:span text:style-name="T16_125"><text:s/></text:span><text:span text:style-name="T16_126">akcentem</text:span><text:span text:style-name="T16_127"><text:s/></text:span><text:span text:style-name="T16_128">było</text:span><text:span text:style-name="T16_129"><text:s/></text:span><text:span text:style-name="T16_130">rozdanie</text:span><text:span text:style-name="T16_131"><text:s/></text:span><text:span text:style-name="T16_132">pośród</text:span><text:span text:style-name="T16_133"><text:s/></text:span><text:span text:style-name="T16_134">gości</text:span><text:span text:style-name="T16_135"><text:s/></text:span><text:span text:style-name="T16_136">pamiątkowych</text:span><text:span text:style-name="T16_137"><text:s/></text:span><text:span text:style-name="T16_138">kart</text:span><text:span text:style-name="T16_139"><text:s/></text:span><text:span text:style-name="T16_140">z</text:span><text:span text:style-name="T16_141"><text:s/></text:span><text:span text:style-name="T16_142">różnymi</text:span><text:span text:style-name="T16_143"><text:s/></text:span><text:span text:style-name="T16_144">kucykowymi</text:span><text:span text:style-name="T16_145"><text:s/></text:span><text:span text:style-name="T16_146">grafikami</text:span><text:span text:style-name="T16_147"><text:s/></text:span><text:span text:style-name="T16_148">i</text:span><text:span text:style-name="T16_149"><text:s/></text:span><text:span text:style-name="T16_150">podpisami</text:span><text:span text:style-name="T16_151"><text:s/></text:span><text:span text:style-name="T16_152">członków</text:span><text:span text:style-name="T16_153"><text:s/></text:span><text:span text:style-name="T16_154">zespołu</text:span><text:span text:style-name="T16_155">.</text:span></text:p>
      <text:p text:style-name="P17"><text:span text:style-name="T17_1">Z</text:span><text:span text:style-name="T17_2"><text:s/></text:span><text:span text:style-name="T17_3">kolei</text:span><text:span text:style-name="T17_4"><text:s/></text:span><text:span text:style-name="T17_5"><office:annotation><dc:creator/><text:p text:style-name="P18"><text:span text:style-name="T18_1">dodany</text:span><text:span text:style-name="T18_2"><text:s/></text:span><text:span text:style-name="T18_3">akapit</text:span></text:p></office:annotation></text:span><text:span text:style-name="T18_4">Shadow</text:span><text:span text:style-name="T18_5"><text:s/></text:span><text:span text:style-name="T18_6">Archetype</text:span><text:span text:style-name="T18_7"><text:s/></text:span><text:span text:style-name="T18_8">od</text:span><text:span text:style-name="T18_9"><text:s/></text:span><text:span text:style-name="T18_10">zeszłego</text:span><text:span text:style-name="T18_11"><text:s/></text:span><text:span text:style-name="T18_12">roku</text:span><text:span text:style-name="T18_13"><text:s/></text:span><text:span text:style-name="T18_14">bardzo</text:span><text:span text:style-name="T18_15"><text:s/></text:span><text:span text:style-name="T18_16">dopracowali</text:span><text:span text:style-name="T18_17"><text:s/></text:span><text:span text:style-name="T18_18">swoją</text:span><text:span text:style-name="T18_19"><text:s/></text:span><text:span text:style-name="T18_20">choreografię</text:span><text:span text:style-name="T18_21">,<text:s/></text:span><text:span text:style-name="T18_22">ruch</text:span><text:span text:style-name="T18_23"><text:s/></text:span><text:span text:style-name="T18_24">sceniczny</text:span><text:span text:style-name="T18_25"><text:s/></text:span><text:span text:style-name="T18_26">i</text:span><text:span text:style-name="T18_27"><text:s/></text:span><text:span text:style-name="T18_28">kontakt</text:span><text:span text:style-name="T18_29"><text:s/></text:span><text:span text:style-name="T18_30">z</text:span><text:span text:style-name="T18_31"><text:s/></text:span><text:span text:style-name="T18_32">publiką</text:span><text:span text:style-name="T18_33">.<text:s/></text:span><text:span text:style-name="T18_34">Na</text:span><text:span text:style-name="T18_35"><text:s/></text:span><text:span text:style-name="T18_36">szczególne</text:span><text:span text:style-name="T18_37"><text:s/></text:span><text:span text:style-name="T18_38">oklaski</text:span><text:span text:style-name="T18_39"><text:s/></text:span><text:span text:style-name="T18_40">zasługuje</text:span><text:span text:style-name="T18_41"><text:s/></text:span><text:span text:style-name="T18_42">basista</text:span><text:span text:style-name="T18_43"><text:s/></text:span><text:span text:style-name="T18_44">Litwa</text:span><text:span text:style-name="T18_45">,<text:s/></text:span><text:span text:style-name="T18_46">a</text:span><text:span text:style-name="T18_47"><text:s/></text:span><text:span text:style-name="T18_48">także</text:span><text:span text:style-name="T18_49"><text:s/></text:span><text:span text:style-name="T18_50">lider</text:span><text:span text:style-name="T18_51"><text:s/></text:span><text:span text:style-name="T18_52">zespołu</text:span><text:span text:style-name="T18_53">,<text:s/></text:span><text:span text:style-name="T18_54">Shargaroth</text:span><text:span text:style-name="T18_55">.</text:span></text:p>
      <text:p text:style-name="P19"/>
      <text:p text:style-name="P20"/>
      <text:p text:style-name="P21"><text:span text:style-name="T21_1">Na</text:span><text:span text:style-name="T21_2"><text:s/></text:span><text:span text:style-name="T21_3">koniec</text:span><text:span text:style-name="T21_4"><text:s/></text:span><text:span text:style-name="T21_5">Rosjanie</text:span><text:span text:style-name="T21_6"><text:s/></text:span><text:span text:style-name="T21_7">zagrali</text:span><text:span text:style-name="T21_8"><text:s/></text:span><text:span text:style-name="T21_9">bisy</text:span><text:span text:style-name="T21_10"><text:s/></text:span><text:span text:style-name="T21_11">i</text:span><text:span text:style-name="T21_12"><text:s/></text:span><text:span text:style-name="T21_13">przyszedł</text:span><text:span text:style-name="T21_14"><text:s/></text:span><text:span text:style-name="T21_15">czas</text:span><text:span text:style-name="T21_16"><text:s/></text:span><text:span text:style-name="T21_17">dla</text:span><text:span text:style-name="T21_18"><text:s/></text:span><text:span text:style-name="T21_19">prasy</text:span><text:span text:style-name="T21_20"><text:s/></text:span><text:span text:style-name="T21_21">i</text:span><text:span text:style-name="T21_22"><text:s/></text:span><text:span text:style-name="T21_23">na</text:span><text:span text:style-name="T21_24"><text:s/></text:span><text:span text:style-name="T21_25">rozdawanie</text:span><text:span text:style-name="T21_26"><text:s/></text:span><text:span text:style-name="T21_27">autografów</text:span><text:span text:style-name="T21_28">.<text:s/></text:span><text:span text:style-name="T21_29">Z</text:span><text:span text:style-name="T21_30"><text:s/></text:span><text:span text:style-name="T21_31">obydwoma</text:span><text:span text:style-name="T21_32"><text:s/></text:span><text:span text:style-name="T21_33">zespołami</text:span><text:span text:style-name="T21_34"><text:s/></text:span><text:span text:style-name="T21_35">przeprowadziła</text:span><text:span text:style-name="T21_36"><text:s/></text:span><text:span text:style-name="T21_37">wywiad</text:span><text:span text:style-name="T21_38"><text:s/></text:span><text:span text:style-name="T21_39">telewizja</text:span><text:span text:style-name="T21_40"><text:s/></text:span><text:span text:style-name="T21_41">pomorska</text:span><text:span text:style-name="T21_42">.</text:span><text:span text:style-name="T21_43">tv</text:span><text:span text:style-name="T21_44">,<text:s/></text:span><text:span text:style-name="T21_45">a</text:span><text:span text:style-name="T21_46"><text:s/></text:span><text:span text:style-name="T21_47">czterech</text:span><text:span text:style-name="T21_48"><text:s/></text:span><text:span text:style-name="T21_49">bronies</text:span><text:span text:style-name="T21_50"><text:s/></text:span><text:span text:style-name="T21_51">miało</text:span><text:span text:style-name="T21_52"><text:s/></text:span><text:span text:style-name="T21_53">przyjemność</text:span><text:span text:style-name="T21_54"><text:s/></text:span><text:span text:style-name="T21_55">zaprezentować</text:span><text:span text:style-name="T21_56"><text:s/></text:span><text:span text:style-name="T21_57">się</text:span><text:span text:style-name="T21_58"><text:s/></text:span><text:span text:style-name="T21_59">przed</text:span><text:span text:style-name="T21_60"><text:s/></text:span><text:span text:style-name="T21_61">kamerami</text:span><text:span text:style-name="T21_62">.<text:s/></text:span><text:span text:style-name="T21_63">Reporterzy</text:span><text:span text:style-name="T21_64"><text:s/></text:span><text:span text:style-name="T21_65">wyrazili</text:span><text:span text:style-name="T21_66"><text:s/></text:span><text:span text:style-name="T21_67">zaskoczenie</text:span><text:span text:style-name="T21_68"><text:s/></text:span><text:span text:style-name="T21_69">istnieniem</text:span><text:span text:style-name="T21_70"><text:s/></text:span><text:span text:style-name="T21_71">fandomu</text:span><text:span text:style-name="T21_72"><text:s/></text:span><text:span text:style-name="T21_73">i</text:span><text:span text:style-name="T21_74"><text:s/></text:span><text:span text:style-name="T21_75">postanowili</text:span><text:span text:style-name="T21_76"><text:s/></text:span><text:span text:style-name="T21_77">zrobić</text:span><text:span text:style-name="T21_78"><text:s/></text:span><text:span text:style-name="T21_79">szerszy</text:span><text:span text:style-name="T21_80"><text:s/></text:span><text:span text:style-name="T21_81">materiał</text:span><text:span text:style-name="T21_82"><text:s/></text:span><text:span text:style-name="T21_83">o</text:span><text:span text:style-name="T21_84"><text:s/></text:span><text:span text:style-name="T21_85">Tribrony</text:span><text:span text:style-name="T21_86">.</text:span></text:p>
      <text:p text:style-name="P22"><text:span text:style-name="T22_1">Shadow</text:span><text:span text:style-name="T22_2"><text:s/></text:span><text:span text:style-name="T22_3">Archetype</text:span><text:span text:style-name="T22_4"><text:s/></text:span><text:span text:style-name="T22_5">promowało</text:span><text:span text:style-name="T22_6"><text:s/></text:span><text:span text:style-name="T22_7">swój</text:span><text:span text:style-name="T22_8"><text:s/></text:span><text:span text:style-name="T22_9">nowy</text:span><text:span text:style-name="T22_10"><text:s/></text:span><text:span text:style-name="T22_11">singiel</text:span><text:span text:style-name="T22_12"><text:s/>„</text:span><text:span text:style-name="T22_13">Our</text:span><text:span text:style-name="T22_14"><text:s/></text:span><text:span text:style-name="T22_15">Fault</text:span><text:span text:style-name="T22_16">”,<text:s/></text:span><text:span text:style-name="T22_17">a</text:span><text:span text:style-name="T22_18"><text:s/></text:span><text:span text:style-name="T22_19">Przewalscy</text:span><text:span text:style-name="T22_20"><text:s/></text:span><text:span text:style-name="T22_21">drugą</text:span><text:span text:style-name="T22_22"><text:s/></text:span><text:span text:style-name="T22_23">płytę</text:span><text:span text:style-name="T22_24"><text:s/>„</text:span><text:span text:style-name="T22_25">Party</text:span><text:span text:style-name="T22_26"><text:s/></text:span><text:span text:style-name="T22_27">Plane</text:span><text:span text:style-name="T22_28">”.<text:s/></text:span><text:span text:style-name="T22_29">Obie</text:span><text:span text:style-name="T22_30"><text:s/></text:span><text:span text:style-name="T22_31">można</text:span><text:span text:style-name="T22_32"><text:s/></text:span><text:span text:style-name="T22_33">było</text:span><text:span text:style-name="T22_34"><text:s/></text:span><text:span text:style-name="T22_35">kupić</text:span><text:span text:style-name="T22_36"><text:s/></text:span><text:span text:style-name="T22_37">w</text:span><text:span text:style-name="T22_38"><text:s/></text:span><text:span text:style-name="T22_39">koncertowym</text:span><text:span text:style-name="T22_40"><text:s/></text:span><text:span text:style-name="T22_41">sklepiku</text:span><text:span text:style-name="T22_42"><text:s/></text:span><text:span text:style-name="T22_43">razem</text:span><text:span text:style-name="T22_44"><text:s/></text:span><text:span text:style-name="T22_45">z</text:span><text:span text:style-name="T22_46"><text:s/></text:span><text:span text:style-name="T22_47">innymi</text:span><text:span text:style-name="T22_48"><text:s/></text:span><text:span text:style-name="T22_49">gadżetami</text:span><text:span text:style-name="T22_50">.<text:s/></text:span><text:span text:style-name="T22_51">Każdy</text:span><text:span text:style-name="T22_52"><text:s/></text:span><text:span text:style-name="T22_53">gość</text:span><text:span text:style-name="T22_54"><text:s/></text:span><text:span text:style-name="T22_55">otrzymał</text:span><text:span text:style-name="T22_56"><text:s/></text:span><text:span text:style-name="T22_57">pamiątkowy</text:span><text:span text:style-name="T22_58"><text:s/></text:span><text:span text:style-name="T22_59">bilet</text:span><text:span text:style-name="T22_60">.</text:span></text:p>
      <text:p text:style-name="P23"/>
      <text:p text:style-name="P24"><text:span text:style-name="T24_1">J</text:span><text:span text:style-name="T24_2"><office:annotation><dc:creator/><text:p text:style-name="P25"><text:span text:style-name="T25_1">dodany</text:span><text:span text:style-name="T25_2"><text:s/></text:span><text:span text:style-name="T25_3">akapit</text:span></text:p></office:annotation></text:span><text:span text:style-name="T25_4">akie</text:span><text:span text:style-name="T25_5"><text:s/></text:span><text:span text:style-name="T25_6">są</text:span><text:span text:style-name="T25_7"><text:s/></text:span><text:span text:style-name="T25_8">perspektywy</text:span><text:span text:style-name="T25_9"><text:s/></text:span><text:span text:style-name="T25_10">na</text:span><text:span text:style-name="T25_11"><text:s/></text:span><text:span text:style-name="T25_12">ten</text:span><text:span text:style-name="T25_13"><text:s/></text:span><text:span text:style-name="T25_14">i</text:span><text:span text:style-name="T25_15"><text:s/></text:span><text:span text:style-name="T25_16">następny</text:span><text:span text:style-name="T25_17"><text:s/></text:span><text:span text:style-name="T25_18">rok</text:span><text:span text:style-name="T25_19">?<text:s/></text:span><text:span text:style-name="T25_20">Niestety</text:span><text:span text:style-name="T25_21"><text:s/></text:span><text:span text:style-name="T25_22">umiarkowane</text:span><text:span text:style-name="T25_23">.<text:s/></text:span><text:span text:style-name="T25_24">Zainteresowanie</text:span><text:span text:style-name="T25_25"><text:s/></text:span><text:span text:style-name="T25_26">polskiego</text:span><text:span text:style-name="T25_27"><text:s/></text:span><text:span text:style-name="T25_28">fandomu</text:span><text:span text:style-name="T25_29"><text:s/></text:span><text:span text:style-name="T25_30">imprezami</text:span><text:span text:style-name="T25_31"><text:s/></text:span><text:span text:style-name="T25_32">kulturalnymi</text:span><text:span text:style-name="T25_33"><text:s/></text:span><text:span text:style-name="T25_34">takimi</text:span><text:span text:style-name="T25_35"><text:s/></text:span><text:span text:style-name="T25_36">jak</text:span><text:span text:style-name="T25_37"><text:s/></text:span><text:span text:style-name="T25_38">koncerty</text:span><text:span text:style-name="T25_39"><text:s/></text:span><text:span text:style-name="T25_40">okazało</text:span><text:span text:style-name="T25_41"><text:s/></text:span><text:span text:style-name="T25_42">się</text:span><text:span text:style-name="T25_43"><text:s/></text:span><text:span text:style-name="T25_44">być</text:span><text:span text:style-name="T25_45">…<text:s/></text:span><text:span text:style-name="T25_46">powiedzmy</text:span><text:span text:style-name="T25_47"><text:s/></text:span><text:span text:style-name="T25_48">to</text:span><text:span text:style-name="T25_49"><text:s/></text:span><text:span text:style-name="T25_50">szczerze</text:span><text:span text:style-name="T25_51">…<text:s/></text:span><text:span text:style-name="T25_52">rozczarowujące</text:span><text:span text:style-name="T25_53">.<text:s/></text:span><text:span text:style-name="T25_54">Zdecydowanie</text:span><text:span text:style-name="T25_55"><text:s/></text:span><text:span text:style-name="T25_56">zabrakło</text:span><text:span text:style-name="T25_57"><text:s/></text:span><text:span text:style-name="T25_58">większej</text:span><text:span text:style-name="T25_59"><text:s/></text:span><text:span text:style-name="T25_60">ilości</text:span><text:span text:style-name="T25_61"><text:s/></text:span><text:span text:style-name="T25_62">koncertów</text:span><text:span text:style-name="T25_63">,<text:s/></text:span><text:span text:style-name="T25_64">a</text:span><text:span text:style-name="T25_65"><text:s/></text:span><text:span text:style-name="T25_66">także</text:span><text:span text:style-name="T25_67"><text:s/></text:span><text:span text:style-name="T25_68">gości</text:span><text:span text:style-name="T25_69"><text:s/></text:span><text:span text:style-name="T25_70">na</text:span><text:span text:style-name="T25_71"><text:s/></text:span><text:span text:style-name="T25_72">tym</text:span><text:span text:style-name="T25_73"><text:s/></text:span><text:span text:style-name="T25_74">w</text:span><text:span text:style-name="T25_75"><text:s/></text:span><text:span text:style-name="T25_76">Gdańsku</text:span><text:span text:style-name="T25_77">.<text:s/></text:span><text:span text:style-name="T25_78">W</text:span><text:span text:style-name="T25_79"><text:s/></text:span><text:span text:style-name="T25_80">tym</text:span><text:span text:style-name="T25_81"><text:s/></text:span><text:span text:style-name="T25_82">momencie</text:span><text:span text:style-name="T25_83"><text:s/></text:span><text:span text:style-name="T25_84">zorganizowanie</text:span><text:span text:style-name="T25_85"><text:s/></text:span><text:span text:style-name="T25_86">dużego</text:span><text:span text:style-name="T25_87"><text:s/></text:span><text:span text:style-name="T25_88">wydarzenia</text:span><text:span text:style-name="T25_89"><text:s/></text:span><text:span text:style-name="T25_90">i</text:span><text:span text:style-name="T25_91"><text:s/></text:span><text:span text:style-name="T25_92">zaproszenie</text:span><text:span text:style-name="T25_93"><text:s/></text:span><text:span text:style-name="T25_94">fandomowej</text:span><text:span text:style-name="T25_95"><text:s/></text:span><text:span text:style-name="T25_96">gwiazdy</text:span><text:span text:style-name="T25_97">,<text:s/></text:span><text:span text:style-name="T25_98">takiej</text:span><text:span text:style-name="T25_99"><text:s/></text:span><text:span text:style-name="T25_100">jak</text:span><text:span text:style-name="T25_101"><text:s/></text:span><text:span text:style-name="T25_102">Sim</text:span><text:span text:style-name="T25_103"><text:s/></text:span><text:span text:style-name="T25_104">Gretina</text:span><text:span text:style-name="T25_105">,<text:s/></text:span><text:span text:style-name="T25_106">L</text:span><text:span text:style-name="T25_107">-</text:span><text:span text:style-name="T25_108">Traina</text:span><text:span text:style-name="T25_109"><text:s/></text:span><text:span text:style-name="T25_110">lub</text:span><text:span text:style-name="T25_111"><text:s/></text:span><text:span text:style-name="T25_112">Ponysphere</text:span><text:span text:style-name="T25_113">,<text:s/></text:span><text:span text:style-name="T25_114">jest</text:span><text:span text:style-name="T25_115"><text:s/></text:span><text:span text:style-name="T25_116">ogromnym</text:span><text:span text:style-name="T25_117"><text:s/></text:span><text:span text:style-name="T25_118">ryzykiem</text:span><text:span text:style-name="T25_119">.<text:s/></text:span><text:span text:style-name="T25_120">Obawiam</text:span><text:span text:style-name="T25_121"><text:s/></text:span><text:span text:style-name="T25_122">się</text:span><text:span text:style-name="T25_123">,<text:s/></text:span><text:span text:style-name="T25_124">że</text:span><text:span text:style-name="T25_125"><text:s/></text:span><text:span text:style-name="T25_126">nie</text:span><text:span text:style-name="T25_127"><text:s/></text:span><text:span text:style-name="T25_128">otrzymałoby</text:span><text:span text:style-name="T25_129"><text:s/></text:span><text:span text:style-name="T25_130">się</text:span><text:span text:style-name="T25_131"><text:s/></text:span><text:span text:style-name="T25_132">zjednoczonego</text:span><text:span text:style-name="T25_133"><text:s/></text:span><text:span text:style-name="T25_134">wsparcia</text:span><text:span text:style-name="T25_135"><text:s/></text:span><text:span text:style-name="T25_136">od</text:span><text:span text:style-name="T25_137"><text:s/></text:span><text:span text:style-name="T25_138">polskiej</text:span><text:span text:style-name="T25_139"><text:s/></text:span><text:span text:style-name="T25_140">sceny</text:span><text:span text:style-name="T25_141"><text:s/></text:span><text:span text:style-name="T25_142">organizacyjnej</text:span><text:span text:style-name="T25_143"><text:s/></text:span><text:span text:style-name="T25_144">jako</text:span><text:span text:style-name="T25_145"><text:s/></text:span><text:span text:style-name="T25_146">ogółu</text:span><text:span text:style-name="T25_147">,<text:s/></text:span><text:span text:style-name="T25_148">a</text:span><text:span text:style-name="T25_149"><text:s/></text:span><text:span text:style-name="T25_150">także</text:span><text:span text:style-name="T25_151"><text:s/></text:span><text:span text:style-name="T25_152">nie</text:span><text:span text:style-name="T25_153"><text:s/></text:span><text:span text:style-name="T25_154">dopisałaby</text:span><text:span text:style-name="T25_155"><text:s/></text:span><text:span text:style-name="T25_156">publiczność</text:span><text:span text:style-name="T25_157">.<text:s/></text:span><text:span text:style-name="T25_158">Może</text:span><text:span text:style-name="T25_159"><text:s/></text:span><text:span text:style-name="T25_160">to</text:span><text:span text:style-name="T25_161"><text:s/></text:span><text:span text:style-name="T25_162">trochę</text:span><text:span text:style-name="T25_163"><text:s/></text:span><text:span text:style-name="T25_164">naiwne</text:span><text:span text:style-name="T25_165">,<text:s/></text:span><text:span text:style-name="T25_166">ale</text:span><text:span text:style-name="T25_167"><text:s/></text:span><text:span text:style-name="T25_168">po</text:span><text:span text:style-name="T25_169"><text:s/></text:span><text:span text:style-name="T25_170">ogłoszeniu</text:span><text:span text:style-name="T25_171">,<text:s/></text:span><text:span text:style-name="T25_172">że</text:span><text:span text:style-name="T25_173"><text:s/></text:span><text:span text:style-name="T25_174">zapraszamy</text:span><text:span text:style-name="T25_175"><text:s/></text:span><text:span text:style-name="T25_176">kogoś</text:span><text:span text:style-name="T25_177"><text:s/></text:span><text:span text:style-name="T25_178">z</text:span><text:span text:style-name="T25_179"><text:s/></text:span><text:span text:style-name="T25_180">daleka</text:span><text:span text:style-name="T25_181">,<text:s/></text:span><text:span text:style-name="T25_182">wyobrażam</text:span><text:span text:style-name="T25_183"><text:s/></text:span><text:span text:style-name="T25_184">sobie</text:span><text:span text:style-name="T25_185">,<text:s/></text:span><text:span text:style-name="T25_186">że</text:span><text:span text:style-name="T25_187"><text:s/></text:span><text:span text:style-name="T25_188">cały</text:span><text:span text:style-name="T25_189"><text:s/></text:span><text:span text:style-name="T25_190">polski</text:span><text:span text:style-name="T25_191"><text:s/></text:span><text:span text:style-name="T25_192">fandom</text:span><text:span text:style-name="T25_193"><text:s/></text:span><text:span text:style-name="T25_194">wspólnie</text:span><text:span text:style-name="T25_195"><text:s/></text:span><text:span text:style-name="T25_196">dokłada</text:span><text:span text:style-name="T25_197"><text:s/></text:span><text:span text:style-name="T25_198">cegiełki</text:span><text:span text:style-name="T25_199"><text:s/></text:span><text:span text:style-name="T25_200">do</text:span><text:span text:style-name="T25_201"><text:s/></text:span><text:span text:style-name="T25_202">wydarzenia</text:span><text:span text:style-name="T25_203">.</text:span></text:p>
      <text:p text:style-name="P26"><text:span text:style-name="T26_1"><office:annotation><dc:creator/><text:p text:style-name="P27"><text:span text:style-name="T27_1">dodany</text:span><text:span text:style-name="T27_2"><text:s/></text:span><text:span text:style-name="T27_3">akapit</text:span></text:p></office:annotation></text:span><text:span text:style-name="T27_4">Oczywiście</text:span><text:span text:style-name="T27_5">,<text:s/></text:span><text:span text:style-name="T27_6">to</text:span><text:span text:style-name="T27_7"><text:s/></text:span><text:span text:style-name="T27_8">tylko</text:span><text:span text:style-name="T27_9"><text:s/></text:span><text:span text:style-name="T27_10">marzenia</text:span><text:span text:style-name="T27_11">.<text:s/></text:span><text:span text:style-name="T27_12">Jak</text:span><text:span text:style-name="T27_13"><text:s/></text:span><text:span text:style-name="T27_14">jest</text:span><text:span text:style-name="T27_15">,<text:s/></text:span><text:span text:style-name="T27_16">widzimy</text:span><text:span text:style-name="T27_17"><text:s/></text:span><text:span text:style-name="T27_18">na</text:span><text:span text:style-name="T27_19"><text:s/></text:span><text:span text:style-name="T27_20">każdym</text:span><text:span text:style-name="T27_21"><text:s/></text:span><text:span text:style-name="T27_22">większym</text:span><text:span text:style-name="T27_23"><text:s/></text:span><text:span text:style-name="T27_24">meetcie</text:span><text:span text:style-name="T27_25">,<text:s/></text:span><text:span text:style-name="T27_26">a</text:span><text:span text:style-name="T27_27"><text:s/></text:span><text:span text:style-name="T27_28">raczej</text:span><text:span text:style-name="T27_29"><text:s/></text:span><text:span text:style-name="T27_30">ich</text:span><text:span text:style-name="T27_31"><text:s/></text:span><text:span text:style-name="T27_32">braku</text:span><text:span text:style-name="T27_33">.</text:span></text:p>
      <text:p text:style-name="P28"/>
      <text:p text:style-name="P29"/>
      <text:p text:style-name="P30"><text:span text:style-name="T30_1">Podsumowując</text:span><text:span text:style-name="T30_2">,<text:s/></text:span><text:span text:style-name="T30_3">pomimo</text:span><text:span text:style-name="T30_4"><text:s/></text:span><text:span text:style-name="T30_5">niskiej</text:span><text:span text:style-name="T30_6"><text:s/></text:span><text:span text:style-name="T30_7">frekwencji</text:span><text:span text:style-name="T30_8"><text:s/></text:span><text:span text:style-name="T30_9">i</text:span><text:span text:style-name="T30_10"><text:s/></text:span><text:span text:style-name="T30_11">problemów</text:span><text:span text:style-name="T30_12"><text:s/></text:span><text:span text:style-name="T30_13">technicznych</text:span><text:span text:style-name="T30_14">,<text:s/></text:span><text:span text:style-name="T30_15">koncert</text:span><text:span text:style-name="T30_16"><text:s/></text:span><text:span text:style-name="T30_17">był</text:span><text:span text:style-name="T30_18"><text:s/></text:span><text:span text:style-name="T30_19">merytorycznym</text:span><text:span text:style-name="T30_20"><text:s/></text:span><text:span text:style-name="T30_21">sukcesem</text:span><text:span text:style-name="T30_22">.<text:s/></text:span><text:span text:style-name="T30_23">Publika</text:span><text:span text:style-name="T30_24"><text:s/></text:span><text:span text:style-name="T30_25">bawiła</text:span><text:span text:style-name="T30_26"><text:s/></text:span><text:span text:style-name="T30_27">się</text:span><text:span text:style-name="T30_28"><text:s/></text:span><text:span text:style-name="T30_29">świetnie</text:span><text:span text:style-name="T30_30">,<text:s/></text:span><text:span text:style-name="T30_31">a</text:span><text:span text:style-name="T30_32"><text:s/></text:span><text:span text:style-name="T30_33">polskie</text:span><text:span text:style-name="T30_34"><text:s/></text:span><text:span text:style-name="T30_35">środowisko</text:span><text:span text:style-name="T30_36"><text:s/></text:span><text:span text:style-name="T30_37">fandomowe</text:span><text:span text:style-name="T30_38"><text:s/></text:span><text:span text:style-name="T30_39">dopisało</text:span><text:span text:style-name="T30_40"><text:s/></text:span><text:span text:style-name="T30_41">do</text:span><text:span text:style-name="T30_42"><text:s/></text:span><text:span text:style-name="T30_43">listy</text:span><text:span text:style-name="T30_44"><text:s/></text:span><text:span text:style-name="T30_45">kolejnego</text:span><text:span text:style-name="T30_46"><text:s/></text:span><text:span text:style-name="T30_47">niezwykłego</text:span><text:span text:style-name="T30_48"><text:s/></text:span><text:span text:style-name="T30_49">meeta</text:span><text:span text:style-name="T30_50">.<text:s/></text:span><text:span text:style-name="T30_51">Ci</text:span><text:span text:style-name="T30_52">,<text:s/></text:span><text:span text:style-name="T30_53">co</text:span><text:span text:style-name="T30_54"><text:s/></text:span><text:span text:style-name="T30_55">nie</text:span><text:span text:style-name="T30_56"><text:s/></text:span><text:span text:style-name="T30_57">byli</text:span><text:span text:style-name="T30_58">,<text:s/></text:span><text:span text:style-name="T30_59">niech</text:span><text:span text:style-name="T30_60"><text:s/></text:span><text:span text:style-name="T30_61">sobie</text:span><text:span text:style-name="T30_62"><text:s/></text:span><text:span text:style-name="T30_63">plują</text:span><text:span text:style-name="T30_64"><text:s/></text:span><text:span text:style-name="T30_65">w</text:span><text:span text:style-name="T30_66"><text:s/></text:span><text:span text:style-name="T30_67">brodę</text:span><text:span text:style-name="T30_68">.</text:span></text:p>
      <text:p text:style-name="P31"><text:span text:style-name="T31_1"><text:s/></text:span></text:p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